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41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47.9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Login_20_y_20_registro">
      <style:table-properties table:display="true" style:writing-mode="lr-tb"/>
    </style:style>
    <style:style style:name="ta2" style:family="table" style:master-page-name="PageStyle_5f_Recetas">
      <style:table-properties table:display="true" style:writing-mode="lr-tb"/>
    </style:style>
    <style:style style:name="ta3" style:family="table" style:master-page-name="PageStyle_5f_Favoritos">
      <style:table-properties table:display="true" style:writing-mode="lr-tb"/>
    </style:style>
    <style:style style:name="ta4" style:family="table" style:master-page-name="PageStyle_5f_Colecciones">
      <style:table-properties table:display="true" style:writing-mode="lr-tb"/>
    </style:style>
    <style:style style:name="ta5" style:family="table" style:master-page-name="PageStyle_5f_Comentarios">
      <style:table-properties table:display="true" style:writing-mode="lr-tb"/>
    </style:style>
    <style:style style:name="ce1" style:family="table-cell" style:parent-style-name="Default">
      <style:table-cell-properties fo:background-color="#07376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fo:text-shadow="none"/>
    </style:style>
    <style:style style:name="T2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34a853"/>
    </style:style>
    <style:style style:name="T3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000000"/>
    </style:style>
    <style:style style:name="T4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fo:text-shadow="none" fo:color="#ea4335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34a853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000000"/>
    </style:style>
    <style:style style:name="T8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9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34a853"/>
    </style:style>
    <style:style style:name="T10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1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ea4335"/>
    </style:style>
    <style:style style:name="T1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ea4335"/>
    </style:style>
    <style:style style:name="T14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5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fo:text-shadow="none" fo:color="#34a853"/>
    </style:style>
    <style:style style:name="T16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fo:text-shadow="none" fo:color="#ea433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in y registr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PRE-CONDI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POST-CONDITION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REGISTRO_001</text:p>
          </table:table-cell>
          <table:table-cell table:style-name="ce2" office:value-type="string" calcext:value-type="string">
            <text:p>Comprobar el registro de usurio</text:p>
          </table:table-cell>
          <table:table-cell table:style-name="ce2" office:value-type="string" calcext:value-type="string">
            <text:p><text:span text:style-name="T1">Introducir </text:span><text:span text:style-name="T2">un correo real</text:span><text:span text:style-name="T3">, </text:span><text:span text:style-name="T2">un nombre de usuario </text:span><text:span text:style-name="T3">y una contraseña.</text:span></text:p>
          </table:table-cell>
          <table:table-cell table:style-name="ce2" office:value-type="string" calcext:value-type="string">
            <text:p><text:span text:style-name="T5">1. El </text:span><text:span text:style-name="T6">correo no debe haber sido utilizado</text:span><text:span text:style-name="T7"> para otra cuenta.</text:span></text:p>
            <text:p><text:span text:style-name="T12"/></text:p>
            <text:p><text:span text:style-name="T5">2. El </text:span><text:span text:style-name="T6">nombre de usuario no debe haber sido utilizado </text:span><text:span text:style-name="T7">para otra cuenta.</text:span></text:p>
          </table:table-cell>
          <table:table-cell table:style-name="ce2" office:value-type="string" calcext:value-type="string">
            <text:p>1. Introducir el correo.</text:p>
            <text:p/>
            <text:p>2. Introducir el nombre de usuario</text:p>
            <text:p/>
            <text:p>3. Introducir la contraseña</text:p>
            <text:p/>
            <text:p>4. Clicar sobre el botón de registro con el nombre "Registrarse"</text:p>
          </table:table-cell>
          <table:table-cell table:style-name="ce2" office:value-type="string" calcext:value-type="string">
            <text:p><text:span text:style-name="T14">E-mail: </text:span><text:span text:style-name="T15">giveyok314@eoscast.com</text:span></text:p>
            <text:p><text:span text:style-name="T12"/></text:p>
            <text:p><text:span text:style-name="T14">Nombre de usuario: </text:span><text:span text:style-name="T15">giveyok314</text:span></text:p>
            <text:p><text:span text:style-name="T12"/></text:p>
            <text:p><text:span text:style-name="T12">Contraseña: giveyok314</text:span></text:p>
          </table:table-cell>
          <table:table-cell table:style-name="ce2" office:value-type="string" calcext:value-type="string">
            <text:p>Recibimos un correo confirmando que nuestro registro ha sido exitoso y la cuenta es creada.</text:p>
          </table:table-cell>
          <table:table-cell table:number-columns-repeated="2" table:style-name="ce2" office:value-type="string" calcext:value-type="string">
            <text:p>Se muestra el dashboard del usuario recién creado.</text:p>
          </table:table-cell>
          <table:table-cell table:style-name="ce3" office:value-type="string" calcext:value-type="string">
            <text:p>WARN</text:p>
          </table:table-cell>
          <table:table-cell table:style-name="ce2" office:value-type="string" calcext:value-type="string">
            <text:p>Entramos en el dashboard del usuario, pero no recibimos correo de confirmación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REGISTRO_002</text:p>
          </table:table-cell>
          <table:table-cell table:style-name="ce2" office:value-type="string" calcext:value-type="string">
            <text:p>Comprobar el registro de usurio</text:p>
          </table:table-cell>
          <table:table-cell table:style-name="ce2" office:value-type="string" calcext:value-type="string">
            <text:p><text:span text:style-name="T1">Introducir </text:span><text:span text:style-name="T4">un correo que no cumple con el formato</text:span><text:span text:style-name="T3">, </text:span><text:span text:style-name="T2">un nombre de usuario </text:span><text:span text:style-name="T3">y una contraseña.</text:span></text:p>
          </table:table-cell>
          <table:table-cell table:style-name="ce2" office:value-type="string" calcext:value-type="string">
            <text:p><text:span text:style-name="T5">1. El </text:span><text:span text:style-name="T6">nombre de usuario no debe haber sido utilizado </text:span><text:span text:style-name="T7">para otra cuenta.</text:span></text:p>
          </table:table-cell>
          <table:table-cell table:style-name="ce2" office:value-type="string" calcext:value-type="string">
            <text:p>1. Introducir el correo.</text:p>
            <text:p/>
            <text:p>2. Introducir el nombre de usuario</text:p>
            <text:p/>
            <text:p>3. Introducir la contraseña</text:p>
            <text:p/>
            <text:p>4. Clicar sobre el botón de registro con el nombre "Registrarse"</text:p>
          </table:table-cell>
          <table:table-cell table:style-name="ce2" office:value-type="string" calcext:value-type="string">
            <text:p><text:span text:style-name="T14">E-mail: </text:span><text:span text:style-name="T16">giveyok314</text:span></text:p>
            <text:p><text:span text:style-name="T12"/></text:p>
            <text:p><text:span text:style-name="T14">Nombre de usuario: </text:span><text:span text:style-name="T15">giveyok314</text:span></text:p>
            <text:p><text:span text:style-name="T12"/></text:p>
            <text:p><text:span text:style-name="T12">Contraseña: giveyok314</text:span></text:p>
          </table:table-cell>
          <table:table-cell table:style-name="ce2" office:value-type="string" calcext:value-type="string">
            <text:p>Se muestra un mensaje indicando que el correo no es válido.</text:p>
          </table:table-cell>
          <table:table-cell table:style-name="ce2"/>
          <table:table-cell table:style-name="ce2" office:value-type="string" calcext:value-type="string">
            <text:p>Se muestra un mensaje indicando que el correo no es válido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REGISTRO_003</text:p>
          </table:table-cell>
          <table:table-cell table:style-name="ce2" office:value-type="string" calcext:value-type="string">
            <text:p>Comprobar el registro de usurio</text:p>
          </table:table-cell>
          <table:table-cell table:style-name="ce2" office:value-type="string" calcext:value-type="string">
            <text:p><text:span text:style-name="T5">Introducir </text:span><text:span text:style-name="T6">un nombre de usuario </text:span><text:span text:style-name="T7">y una contraseña.</text:span></text:p>
          </table:table-cell>
          <table:table-cell table:style-name="ce2" office:value-type="string" calcext:value-type="string">
            <text:p><text:span text:style-name="T5">1. El </text:span><text:span text:style-name="T6">nombre de usuario no debe haber sido utilizado </text:span><text:span text:style-name="T7">para otra cuenta.</text:span></text:p>
          </table:table-cell>
          <table:table-cell table:style-name="ce2" office:value-type="string" calcext:value-type="string">
            <text:p>1. Introducir el nombre de usuario</text:p>
            <text:p/>
            <text:p>2. Introducir la contraseña</text:p>
            <text:p/>
            <text:p>3. Clicar sobre el botón de registro con el nombre "Registrarse"</text:p>
          </table:table-cell>
          <table:table-cell table:style-name="ce2" office:value-type="string" calcext:value-type="string">
            <text:p><text:span text:style-name="T14">Nombre de usuario: </text:span><text:span text:style-name="T15">cajofe6459</text:span></text:p>
            <text:p><text:span text:style-name="T12"/></text:p>
            <text:p><text:span text:style-name="T12">Contraseña: cajofe6459</text:span></text:p>
          </table:table-cell>
          <table:table-cell table:style-name="ce2" office:value-type="string" calcext:value-type="string">
            <text:p>Se muestra un mensaje indicando que el mail es obligatorio</text:p>
          </table:table-cell>
          <table:table-cell table:style-name="ce2"/>
          <table:table-cell table:style-name="ce2" office:value-type="string" calcext:value-type="string">
            <text:p>Se muestra un mensaje indicando que el mail es obligatorio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REGISTRO_004</text:p>
          </table:table-cell>
          <table:table-cell table:style-name="ce2" office:value-type="string" calcext:value-type="string">
            <text:p>Comprobar el registro de usurio</text:p>
          </table:table-cell>
          <table:table-cell table:style-name="ce2" office:value-type="string" calcext:value-type="string">
            <text:p><text:span text:style-name="T5">Introducir </text:span><text:span text:style-name="T6">un correo real </text:span><text:span text:style-name="T7">y una contraseña.</text:span></text:p>
          </table:table-cell>
          <table:table-cell table:style-name="ce2" office:value-type="string" calcext:value-type="string">
            <text:p><text:span text:style-name="T5">1. El </text:span><text:span text:style-name="T6">correo no debe haber sido utilizado</text:span><text:span text:style-name="T7"> para otra cuenta.</text:span></text:p>
          </table:table-cell>
          <table:table-cell table:style-name="ce2" office:value-type="string" calcext:value-type="string">
            <text:p>1. Introducir el mail</text:p>
            <text:p/>
            <text:p>2. Introducir la contraseña</text:p>
            <text:p/>
            <text:p>3. Clicar sobre el botón de registro con el nombre "Registrarse"</text:p>
          </table:table-cell>
          <table:table-cell table:style-name="ce2" office:value-type="string" calcext:value-type="string">
            <text:p><text:span text:style-name="T14">E-mail: </text:span><text:span text:style-name="T15">cajofe6459@chokxus.com</text:span></text:p>
            <text:p><text:span text:style-name="T12"/></text:p>
            <text:p><text:span text:style-name="T12">Contraseña: cajofe6459</text:span></text:p>
          </table:table-cell>
          <table:table-cell table:style-name="ce2" office:value-type="string" calcext:value-type="string">
            <text:p>Se muestra un mensaje indicando que el nomre de usuario es obligatorio</text:p>
          </table:table-cell>
          <table:table-cell table:style-name="ce2"/>
          <table:table-cell table:style-name="ce2" office:value-type="string" calcext:value-type="string">
            <text:p>Se muestra un mensaje indicando que el nombre de usuarioes obligatorio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REGISTRO_005</text:p>
          </table:table-cell>
          <table:table-cell table:style-name="ce2" office:value-type="string" calcext:value-type="string">
            <text:p>Comprobar el registro de usurio</text:p>
          </table:table-cell>
          <table:table-cell table:style-name="ce2" office:value-type="string" calcext:value-type="string">
            <text:p><text:span text:style-name="T1">Introducir </text:span><text:span text:style-name="T2">un correo real</text:span><text:span text:style-name="T3">, </text:span><text:span text:style-name="T2">un nombre de usuario </text:span><text:span text:style-name="T3">y una contraseña.</text:span></text:p>
          </table:table-cell>
          <table:table-cell table:style-name="ce2" office:value-type="string" calcext:value-type="string">
            <text:p><text:span text:style-name="T5">1. El </text:span><text:span text:style-name="T13">correo DEBE haber sido utilizado</text:span><text:span text:style-name="T7"> para otra cuenta.</text:span></text:p>
            <text:p><text:span text:style-name="T12"/></text:p>
            <text:p><text:span text:style-name="T5">2. El </text:span><text:span text:style-name="T6">nombre de usuario no debe haber sido utilizado </text:span><text:span text:style-name="T7">para otra cuenta.</text:span></text:p>
          </table:table-cell>
          <table:table-cell table:style-name="ce2" office:value-type="string" calcext:value-type="string">
            <text:p>1. Introducir el correo.</text:p>
            <text:p/>
            <text:p>2. Introducir el nombre de usuario</text:p>
            <text:p/>
            <text:p>3. Introducir la contraseña</text:p>
            <text:p/>
            <text:p>4. Clicar sobre el botón de registro con el nombre "Registrarse"</text:p>
          </table:table-cell>
          <table:table-cell table:style-name="ce2" office:value-type="string" calcext:value-type="string">
            <text:p><text:span text:style-name="T14">E-mail: </text:span><text:span text:style-name="T16">giveyok314@eoscast.com</text:span></text:p>
            <text:p><text:span text:style-name="T12"/></text:p>
            <text:p><text:span text:style-name="T14">Nombre de usuario: </text:span><text:span text:style-name="T15">cajofe6459</text:span></text:p>
            <text:p><text:span text:style-name="T12"/></text:p>
            <text:p><text:span text:style-name="T12">Contraseña: cajofe6459</text:span></text:p>
          </table:table-cell>
          <table:table-cell table:style-name="ce2" office:value-type="string" calcext:value-type="string">
            <text:p>Se muestra un mensaje indicando que el correo no es correcto.</text:p>
          </table:table-cell>
          <table:table-cell table:style-name="ce2"/>
          <table:table-cell table:style-name="ce2" office:value-type="string" calcext:value-type="string">
            <text:p>Se muestra un mensaje indicando que el correo no es correcto.</text:p>
          </table:table-cell>
          <table:table-cell table:style-name="ce3" office:value-type="string" calcext:value-type="string">
            <text:p>WARN</text:p>
          </table:table-cell>
          <table:table-cell table:style-name="ce2" office:value-type="string" calcext:value-type="string">
            <text:p>Se muestra un mensaje de usuario o contraseña incorrectos, lo cual no es del todo cierto, aunque no permite el uso del mismo correo dos veces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REGISTRO_006</text:p>
          </table:table-cell>
          <table:table-cell table:style-name="ce2" office:value-type="string" calcext:value-type="string">
            <text:p>Comprobar el registro de usurio</text:p>
          </table:table-cell>
          <table:table-cell table:style-name="ce2" office:value-type="string" calcext:value-type="string">
            <text:p><text:span text:style-name="T1">Introducir </text:span><text:span text:style-name="T2">un correo real</text:span><text:span text:style-name="T3">, </text:span><text:span text:style-name="T2">un nombre de usuario </text:span><text:span text:style-name="T3">y una contraseña.</text:span></text:p>
          </table:table-cell>
          <table:table-cell table:style-name="ce2" office:value-type="string" calcext:value-type="string">
            <text:p><text:span text:style-name="T5">1. El </text:span><text:span text:style-name="T6">correo no debe haber sido utilizado</text:span><text:span text:style-name="T7"> para otra cuenta.</text:span></text:p>
            <text:p><text:span text:style-name="T12"/></text:p>
            <text:p><text:span text:style-name="T8">2. El </text:span><text:span text:style-name="T11">nombre de usuario DEBE haber sido utilizado</text:span><text:span text:style-name="T9"> </text:span><text:span text:style-name="T10">para otra cuenta.</text:span></text:p>
          </table:table-cell>
          <table:table-cell table:style-name="ce2" office:value-type="string" calcext:value-type="string">
            <text:p>1. Introducir el correo.</text:p>
            <text:p/>
            <text:p>2. Introducir el nombre de usuario</text:p>
            <text:p/>
            <text:p>3. Introducir la contraseña</text:p>
            <text:p/>
            <text:p>4. Clicar sobre el botón de registro con el nombre "Registrarse"</text:p>
          </table:table-cell>
          <table:table-cell table:style-name="ce2" office:value-type="string" calcext:value-type="string">
            <text:p><text:span text:style-name="T14">E-mail: </text:span><text:span text:style-name="T15">cajofe6459@chokxus.com</text:span></text:p>
            <text:p><text:span text:style-name="T12"/></text:p>
            <text:p><text:span text:style-name="T14">Nombre de usuario: </text:span><text:span text:style-name="T16">giveyok314</text:span></text:p>
            <text:p><text:span text:style-name="T12"/></text:p>
            <text:p><text:span text:style-name="T12">Contraseña: giveyok314</text:span></text:p>
          </table:table-cell>
          <table:table-cell table:style-name="ce2" office:value-type="string" calcext:value-type="string">
            <text:p>Se muestra un mensaje indicando que el nombre de usuario no es correcto.</text:p>
          </table:table-cell>
          <table:table-cell table:style-name="ce2"/>
          <table:table-cell table:style-name="ce2" office:value-type="string" calcext:value-type="string">
            <text:p>Se muestra un mensaje indicando que el nombre de usuario no es correcto.</text:p>
          </table:table-cell>
          <table:table-cell table:style-name="ce3" office:value-type="string" calcext:value-type="string">
            <text:p>WARN</text:p>
          </table:table-cell>
          <table:table-cell table:style-name="ce2" office:value-type="string" calcext:value-type="string">
            <text:p>Se muestra un mensaje de usuario o contraseña incorrectos, lo cual no es del todo cierto, aunque no permite el uso del mismo nombre de usuario dos veces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LOGIN_001</text:p>
          </table:table-cell>
          <table:table-cell table:style-name="ce2" office:value-type="string" calcext:value-type="string">
            <text:p>Comprobar el login de un usuario ya creado</text:p>
          </table:table-cell>
          <table:table-cell table:style-name="ce2" office:value-type="string" calcext:value-type="string">
            <text:p><text:span text:style-name="T8">Introducir un </text:span><text:span text:style-name="T9">e-mail válido</text:span><text:span text:style-name="T10"> y una </text:span><text:span text:style-name="T9">contraseña válida</text:span></text:p>
          </table:table-cell>
          <table:table-cell table:style-name="ce2" office:value-type="string" calcext:value-type="string">
            <text:p>La cuenta debe haber sido creada previamente</text:p>
          </table:table-cell>
          <table:table-cell table:style-name="ce2" office:value-type="string" calcext:value-type="string">
            <text:p>1. Introducir el nombre de usuario</text:p>
            <text:p/>
            <text:p>2. Introducir la contraseña</text:p>
            <text:p/>
            <text:p>3. Clicar sobre el botón de login con el nombre "Iniciar sesión"</text:p>
          </table:table-cell>
          <table:table-cell table:style-name="ce2" office:value-type="string" calcext:value-type="string">
            <text:p><text:span text:style-name="T14">E-mail:</text:span><text:span text:style-name="T15"> giveyok314@eoscast.com</text:span></text:p>
            <text:p><text:span text:style-name="T12"/></text:p>
            <text:p><text:span text:style-name="T14">Contraseña: </text:span><text:span text:style-name="T15">giveyok314</text:span></text:p>
          </table:table-cell>
          <table:table-cell table:style-name="ce2" office:value-type="string" calcext:value-type="string">
            <text:p>Login exitoso</text:p>
          </table:table-cell>
          <table:table-cell table:style-name="ce2" office:value-type="string" calcext:value-type="string">
            <text:p>Se muestra el dashboard del usuario</text:p>
          </table:table-cell>
          <table:table-cell table:style-name="ce2" office:value-type="string" calcext:value-type="string">
            <text:p>Login exitoso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LOGIN_002</text:p>
          </table:table-cell>
          <table:table-cell table:style-name="ce2" office:value-type="string" calcext:value-type="string">
            <text:p>Comprobar el login de un usuario ya creado</text:p>
          </table:table-cell>
          <table:table-cell table:style-name="ce2" office:value-type="string" calcext:value-type="string">
            <text:p><text:span text:style-name="T8">Introducir un </text:span><text:span text:style-name="T11">e-mail no válido</text:span><text:span text:style-name="T10"> y una </text:span><text:span text:style-name="T9">contraseña válida</text:span></text:p>
          </table:table-cell>
          <table:table-cell table:style-name="ce2" office:value-type="string" calcext:value-type="string">
            <text:p>La cuenta debe haber sido creada previamente</text:p>
          </table:table-cell>
          <table:table-cell table:style-name="ce2" office:value-type="string" calcext:value-type="string">
            <text:p>1. Introducir el nombre de usuario</text:p>
            <text:p/>
            <text:p>2. Introducir la contraseña</text:p>
            <text:p/>
            <text:p>3. Clicar sobre el botón de login con el nombre "Iniciar sesión"</text:p>
          </table:table-cell>
          <table:table-cell table:style-name="ce2" office:value-type="string" calcext:value-type="string">
            <text:p><text:span text:style-name="T5">E-mail:</text:span><text:span text:style-name="T6"> </text:span><text:span text:style-name="T13">giveyok314</text:span></text:p>
            <text:p><text:span text:style-name="T12"/></text:p>
            <text:p><text:span text:style-name="T14">Contraseña: </text:span><text:span text:style-name="T15">giveyok314</text:span></text:p>
          </table:table-cell>
          <table:table-cell table:style-name="ce2" office:value-type="string" calcext:value-type="string">
            <text:p>Aparece un mensaje de formato de e-mail incorrecto</text:p>
          </table:table-cell>
          <table:table-cell table:style-name="ce2"/>
          <table:table-cell table:style-name="ce2" office:value-type="string" calcext:value-type="string">
            <text:p>Aparece un mensaje de formado de e-mail incorrecto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LOGIN_003</text:p>
          </table:table-cell>
          <table:table-cell table:style-name="ce2" office:value-type="string" calcext:value-type="string">
            <text:p>Comprobar el login de un usuario ya creado</text:p>
          </table:table-cell>
          <table:table-cell table:style-name="ce2" office:value-type="string" calcext:value-type="string">
            <text:p><text:span text:style-name="T8">Introducir un </text:span><text:span text:style-name="T9">e-mail válido</text:span><text:span text:style-name="T10"> y una</text:span><text:span text:style-name="T11"> contraseña no válida</text:span></text:p>
          </table:table-cell>
          <table:table-cell table:style-name="ce2" office:value-type="string" calcext:value-type="string">
            <text:p>La cuenta debe haber sido creada previamente</text:p>
          </table:table-cell>
          <table:table-cell table:style-name="ce2" office:value-type="string" calcext:value-type="string">
            <text:p>1. Introducir el nombre de usuario</text:p>
            <text:p/>
            <text:p>2. Introducir la contraseña</text:p>
            <text:p/>
            <text:p>3. Clicar sobre el botón de login con el nombre "Iniciar sesión"</text:p>
          </table:table-cell>
          <table:table-cell table:style-name="ce2" office:value-type="string" calcext:value-type="string">
            <text:p><text:span text:style-name="T14">E-mail:</text:span><text:span text:style-name="T15"> giveyok314@eoscast.com</text:span></text:p>
            <text:p><text:span text:style-name="T12"/></text:p>
            <text:p><text:span text:style-name="T14">Contraseña: </text:span><text:span text:style-name="T16">password</text:span></text:p>
          </table:table-cell>
          <table:table-cell table:style-name="ce2" office:value-type="string" calcext:value-type="string">
            <text:p>Aparece un mensaje de usuario o contraseña incorrectos</text:p>
          </table:table-cell>
          <table:table-cell table:style-name="ce2"/>
          <table:table-cell table:style-name="ce2" office:value-type="string" calcext:value-type="string">
            <text:p>Aparece un mensaje de usuario o contraseña incorrectos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LOGIN_004</text:p>
          </table:table-cell>
          <table:table-cell table:style-name="ce2" office:value-type="string" calcext:value-type="string">
            <text:p>Comprobar el login de un usuario no creado</text:p>
          </table:table-cell>
          <table:table-cell table:style-name="ce2" office:value-type="string" calcext:value-type="string">
            <text:p><text:span text:style-name="T8">Introducir un </text:span><text:span text:style-name="T9">e-mail válido</text:span><text:span text:style-name="T10"> y una </text:span><text:span text:style-name="T9">contraseña válida</text:span></text:p>
          </table:table-cell>
          <table:table-cell table:style-name="ce2" office:value-type="string" calcext:value-type="string">
            <text:p><text:span text:style-name="T5">La </text:span><text:span text:style-name="T13">cuenta NO debe haber sido creada</text:span><text:span text:style-name="T7"> previamente</text:span></text:p>
          </table:table-cell>
          <table:table-cell table:style-name="ce2" office:value-type="string" calcext:value-type="string">
            <text:p>1. Introducir el nombre de usuario</text:p>
            <text:p/>
            <text:p>2. Introducir la contraseña</text:p>
            <text:p/>
            <text:p>3. Clicar sobre el botón de login con el nombre "Iniciar sesión"</text:p>
          </table:table-cell>
          <table:table-cell table:style-name="ce2" office:value-type="string" calcext:value-type="string">
            <text:p><text:span text:style-name="T14">E-mail:</text:span><text:span text:style-name="T15"> bahehad495@eoscast.com</text:span></text:p>
            <text:p><text:span text:style-name="T12"/></text:p>
            <text:p><text:span text:style-name="T14">Contraseña: </text:span><text:span text:style-name="T15">bahehad495</text:span></text:p>
          </table:table-cell>
          <table:table-cell table:style-name="ce2" office:value-type="string" calcext:value-type="string">
            <text:p>Aparece un mensaje de usuario o contraseña incorrectos</text:p>
          </table:table-cell>
          <table:table-cell table:style-name="ce2"/>
          <table:table-cell table:style-name="ce2" office:value-type="string" calcext:value-type="string">
            <text:p>Aparece un mensaje de usuario o contraseña incorrectos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etas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PRE-CONDI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POST-CONDITION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01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5">Crear una receta sin</text:span><text:span text:style-name="T13"> ningún tipo de información</text:span><text:span text:style-name="T7">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Pulsar sobre el botón de confirmación del formulario de nombre "Crear receta".</text:p>
          </table:table-cell>
          <table:table-cell table:style-name="ce2"/>
          <table:table-cell table:style-name="ce2" office:value-type="string" calcext:value-type="string">
            <text:p>Se muestra un error indicando los campos obligatorios.</text:p>
          </table:table-cell>
          <table:table-cell table:style-name="ce2"/>
          <table:table-cell table:style-name="ce2" office:value-type="string" calcext:value-type="string">
            <text:p>Se muestra un error indicando los campos obligatorios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02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5">Crear una receta con </text:span><text:span text:style-name="T6">información básica válida</text:span><text:span text:style-name="T7">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todos los campos con información válida.</text:p>
            <text:p/>
            <text:p>4. Pulsar sobre el botón de "Elegir un archivo" para seleccionar una imagen.</text:p>
            <text:p/>
            <text:p>5. Seleccionar un archivo que sea de tipo imagen.</text:p>
            <text:p/>
            <text:p>6. Pulsar sobre el botón de confirmación del formulario de nombre "Crear receta"</text:p>
          </table:table-cell>
          <table:table-cell table:style-name="ce2" office:value-type="string" calcext:value-type="string">
            <text:p>*No se da información concreta ya que los campos son de rellenado libre*</text:p>
          </table:table-cell>
          <table:table-cell table:style-name="ce2" office:value-type="string" calcext:value-type="string">
            <text:p>Se crea una receta sólo con la información básica.</text:p>
          </table:table-cell>
          <table:table-cell table:style-name="ce2" office:value-type="string" calcext:value-type="string">
            <text:p>Se muestra la vista previa de la receta.</text:p>
          </table:table-cell>
          <table:table-cell table:style-name="ce2" office:value-type="string" calcext:value-type="string">
            <text:p>Se crea una receta sólo con la información básic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03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1">Crear una receta con </text:span><text:span text:style-name="T2">información válida </text:span><text:span text:style-name="T3">para los campos de texto y la imagen e </text:span><text:span text:style-name="T4">información inválida para los campos numéricos </text:span><text:span text:style-name="T3">para la sección de información básica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los campos nombre y descripción con información válida.</text:p>
            <text:p/>
            <text:p>4. Rellenar los campos de duración y raciones con información inválida.</text:p>
            <text:p/>
            <text:p>5. Pulsar sobre el botón de "Elegir un archivo" para seleccionar una imagen.</text:p>
            <text:p/>
            <text:p>6. Seleccionar un archivo que sea de tipo imagen.</text:p>
            <text:p/>
            <text:p>7. Pulsar sobre el botón de confirmación del formulario de nombre "Crear receta"</text:p>
          </table:table-cell>
          <table:table-cell table:style-name="ce2" office:value-type="string" calcext:value-type="string">
            <text:p><text:span text:style-name="T12">*No se da información concreta ya que los campos son de rellenado libre*</text:span></text:p>
            <text:p><text:span text:style-name="T12"/></text:p>
            <text:p><text:span text:style-name="T14">Tiempo: </text:span><text:span text:style-name="T16">-10</text:span></text:p>
            <text:p><text:span text:style-name="T14">Raciones: </text:span><text:span text:style-name="T16">-5 </text:span></text:p>
          </table:table-cell>
          <table:table-cell table:style-name="ce2" office:value-type="string" calcext:value-type="string">
            <text:p>Recibimos un mensaje de error avisando que los campos contienen información inválida.</text:p>
          </table:table-cell>
          <table:table-cell table:style-name="ce2"/>
          <table:table-cell table:style-name="ce2" office:value-type="string" calcext:value-type="string">
            <text:p>Se crea una receta sólo con la información básica.</text:p>
          </table:table-cell>
          <table:table-cell table:style-name="ce6" office:value-type="string" calcext:value-type="string">
            <text:p>FAIL</text:p>
          </table:table-cell>
          <table:table-cell table:style-name="ce2" office:value-type="string" calcext:value-type="string">
            <text:p>Aunque no se permite introducir texto (expcepto por la letra e, que se reconoce como el número e), si se permiten introducir números negativos o 0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04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1">Crear una receta con </text:span><text:span text:style-name="T2">información válida </text:span><text:span text:style-name="T3">para los campos de texto y numéricos e </text:span><text:span text:style-name="T4">información inválida para la imagen </text:span><text:span text:style-name="T3">para la sección de información básica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todos los campos con información válida.</text:p>
            <text:p/>
            <text:p>5. Pulsar sobre el botón de "Elegir un archivo" para seleccionar una imagen.</text:p>
            <text:p/>
            <text:p>6. Seleccionar un archivo que no sea de tipo imagen.</text:p>
            <text:p/>
            <text:p>7. Pulsar sobre el botón de confirmación del formulario de nombre "Crear receta"</text:p>
          </table:table-cell>
          <table:table-cell table:style-name="ce2" office:value-type="string" calcext:value-type="string">
            <text:p>*No se da información concreta ya que los campos son de rellenado libre*</text:p>
            <text:p/>
          </table:table-cell>
          <table:table-cell table:style-name="ce2" office:value-type="string" calcext:value-type="string">
            <text:p>Recibimos un mensaje de error avisando que los campos contienen información inválida.</text:p>
          </table:table-cell>
          <table:table-cell table:style-name="ce2"/>
          <table:table-cell table:style-name="ce2" office:value-type="string" calcext:value-type="string">
            <text:p>Aunque no se crea la receta, no recibimos ningún tipo de mensaje.</text:p>
          </table:table-cell>
          <table:table-cell table:style-name="ce6" office:value-type="string" calcext:value-type="string">
            <text:p>FAIL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05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1">Crear una receta con </text:span><text:span text:style-name="T2">información válida para todos los campos de la sección de información básica </text:span><text:span text:style-name="T3">y </text:span><text:span text:style-name="T2">dos categorías existentes</text:span><text:span text:style-name="T3"> que bsucaremos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todos los campos con información válida.</text:p>
            <text:p/>
            <text:p>4. Pulsar sobre el botón de "Elegir un archivo" para seleccionar una imagen.</text:p>
            <text:p/>
            <text:p>5. Seleccionar un archivo que sea de tipo imagen.</text:p>
            <text:p/>
            <text:p>6. Abrir la pestaña de categorías.</text:p>
            <text:p/>
            <text:p>7. Buscamos una categoría existente.</text:p>
            <text:p/>
            <text:p>8. Seleccionamos la categoría buscada.</text:p>
            <text:p/>
            <text:p>9. Buscamos otra categoría existente.</text:p>
            <text:p/>
            <text:p>10. Seleccionamos la categoría buscada.</text:p>
            <text:p/>
            <text:p>11. Pulsar sobre el botón de confirmación del formulario de nombre "Crear receta"</text:p>
          </table:table-cell>
          <table:table-cell table:style-name="ce2" office:value-type="string" calcext:value-type="string">
            <text:p><text:span text:style-name="T12">*No se da información concreta ya que los campos son de rellenado libre*</text:span></text:p>
            <text:p><text:span text:style-name="T12"/></text:p>
            <text:p><text:span text:style-name="T8">Categoría: </text:span><text:span text:style-name="T9">Postres </text:span><text:span text:style-name="T10">y </text:span><text:span text:style-name="T9">Vegetarianas</text:span></text:p>
          </table:table-cell>
          <table:table-cell table:style-name="ce2" office:value-type="string" calcext:value-type="string">
            <text:p>Se crea una receta con la información básica y las categorías especificadas.</text:p>
          </table:table-cell>
          <table:table-cell table:style-name="ce2" office:value-type="string" calcext:value-type="string">
            <text:p>Se muestra la vista previa de la receta.</text:p>
          </table:table-cell>
          <table:table-cell table:style-name="ce2" office:value-type="string" calcext:value-type="string">
            <text:p>Se crea una receta con la información básica y las categoría especificadas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06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1">Crear una receta con </text:span><text:span text:style-name="T2">información válida para todos los campos de la sección de información básica </text:span><text:span text:style-name="T3">y </text:span><text:span text:style-name="T2">un robot de cocina</text:span><text:span text:style-name="T3"> que buscaremos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todos los campos con información válida.</text:p>
            <text:p/>
            <text:p>4. Pulsar sobre el botón de "Elegir un archivo" para seleccionar una imagen.</text:p>
            <text:p/>
            <text:p>5. Seleccionar un archivo que sea de tipo imagen.</text:p>
            <text:p/>
            <text:p>6. Abrir la pestaña de categorías.</text:p>
            <text:p/>
            <text:p>7. Buscamos un robot de cocina existente.</text:p>
            <text:p/>
            <text:p>8. Seleccionamos el robot de cocina.</text:p>
            <text:p/>
            <text:p>9. Pulsar sobre el botón de confirmación del formulario de nombre "Crear receta"</text:p>
          </table:table-cell>
          <table:table-cell table:style-name="ce2" office:value-type="string" calcext:value-type="string">
            <text:p><text:span text:style-name="T12">*No se da información concreta ya que los campos son de rellenado libre*</text:span></text:p>
            <text:p><text:span text:style-name="T12"/></text:p>
            <text:p><text:span text:style-name="T14">Categoría: </text:span><text:span text:style-name="T15">Mambo</text:span></text:p>
          </table:table-cell>
          <table:table-cell table:style-name="ce2" office:value-type="string" calcext:value-type="string">
            <text:p>Se crea una receta con la información básica y las categorías especificadas. Además, en la sección de búsqueda por robots del menú principal, podemos ver la receta en el robot seleccionado.</text:p>
          </table:table-cell>
          <table:table-cell table:style-name="ce2" office:value-type="string" calcext:value-type="string">
            <text:p>Se muestra la vista previa de la receta.</text:p>
          </table:table-cell>
          <table:table-cell table:style-name="ce2" office:value-type="string" calcext:value-type="string">
            <text:p>Se crea una receta con la información básica y las categorías especificadas. Además, en la sección de búsqueda por robots del menú principal, podemos ver la receta en el robot seleccionado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07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1">Crear una receta con </text:span><text:span text:style-name="T2">información válida para todos los campos de la sección de información básica </text:span><text:span text:style-name="T3">y </text:span><text:span text:style-name="T4">un ingrediente vacío</text:span><text:span text:style-name="T3">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todos los campos con información válida.</text:p>
            <text:p/>
            <text:p>4. Pulsar sobre el botón de "Elegir un archivo" para seleccionar una imagen.</text:p>
            <text:p/>
            <text:p>5. Seleccionar un archivo que sea de tipo imagen.</text:p>
            <text:p/>
            <text:p>6. Abrir la pestaña de ingredientes.</text:p>
            <text:p/>
            <text:p>7. Pulsar sobre el botón de añadir un nuevo ingrediente.</text:p>
            <text:p/>
            <text:p>8. Pulsar sobre el botón de confirmación del formulario de nombre "Crear receta"</text:p>
          </table:table-cell>
          <table:table-cell table:style-name="ce2" office:value-type="string" calcext:value-type="string">
            <text:p>*No se da información concreta ya que los campos son de rellenado libre*</text:p>
          </table:table-cell>
          <table:table-cell table:style-name="ce2" office:value-type="string" calcext:value-type="string">
            <text:p>No se crea la receta y recibimos un mensaje de error por no haber rellenado el ingrediente.</text:p>
          </table:table-cell>
          <table:table-cell table:style-name="ce2"/>
          <table:table-cell table:style-name="ce2" office:value-type="string" calcext:value-type="string">
            <text:p>Se crea una receta con la información proporcionada</text:p>
          </table:table-cell>
          <table:table-cell table:style-name="ce6" office:value-type="string" calcext:value-type="string">
            <text:p>FAIL</text:p>
          </table:table-cell>
          <table:table-cell table:style-name="ce2" office:value-type="string" calcext:value-type="string">
            <text:p>No se muestra el ingrediente en la receta pero se permite crear la receta sin validación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08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1">Crear una receta con </text:span><text:span text:style-name="T2">información válida para todos los campos de la sección de información básica </text:span><text:span text:style-name="T3">y </text:span><text:span text:style-name="T2">dos ingredientes válidos</text:span><text:span text:style-name="T3">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todos los campos con información válida.</text:p>
            <text:p/>
            <text:p>4. Pulsar sobre el botón de "Elegir un archivo" para seleccionar una imagen.</text:p>
            <text:p/>
            <text:p>5. Seleccionar un archivo que sea de tipo imagen.</text:p>
            <text:p/>
            <text:p>6. Abrir la pestaña de ingredites.</text:p>
            <text:p/>
            <text:p>7. Pulsar sobre el botón de añadir un nuevo ingrediente.</text:p>
            <text:p/>
            <text:p>8. Rellenar de forma válida el ingrediente.</text:p>
            <text:p/>
            <text:p>9. Pulsar sobre el botón de añadir un nuevo ingrediente.</text:p>
            <text:p/>
            <text:p>10. Rellenar de forma válida el ingrediente.</text:p>
            <text:p/>
            <text:p>11. Pulsar sobre el botón de confirmación del formulario de nombre "Crear receta"</text:p>
          </table:table-cell>
          <table:table-cell table:style-name="ce2" office:value-type="string" calcext:value-type="string">
            <text:p>*No se da información concreta ya que los campos son de rellenado libre*</text:p>
          </table:table-cell>
          <table:table-cell table:style-name="ce2" office:value-type="string" calcext:value-type="string">
            <text:p>Se crea una receta con la información proporcionada</text:p>
          </table:table-cell>
          <table:table-cell table:style-name="ce2" office:value-type="string" calcext:value-type="string">
            <text:p>Se muestra la vista previa de la receta.</text:p>
          </table:table-cell>
          <table:table-cell table:style-name="ce2" office:value-type="string" calcext:value-type="string">
            <text:p>Se crea una receta con la información proporcionada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09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1">Crear una receta con </text:span><text:span text:style-name="T2">información válida para todos los campos de la sección de información básica </text:span><text:span text:style-name="T3">y </text:span><text:span text:style-name="T4">un paso de preparación vacío</text:span><text:span text:style-name="T3">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todos los campos con información válida.</text:p>
            <text:p/>
            <text:p>4. Pulsar sobre el botón de "Elegir un archivo" para seleccionar una imagen.</text:p>
            <text:p/>
            <text:p>5. Seleccionar un archivo que sea de tipo imagen.</text:p>
            <text:p/>
            <text:p>6. Abrir la pestaña de preparación.</text:p>
            <text:p/>
            <text:p>7. Pulsar sobre el botón de añadir un nuevo paso de preparación.</text:p>
            <text:p/>
            <text:p>8. Pulsar sobre el botón de confirmación del formulario de nombre "Crear receta"</text:p>
          </table:table-cell>
          <table:table-cell table:style-name="ce2" office:value-type="string" calcext:value-type="string">
            <text:p>*No se da información concreta ya que los campos son de rellenado libre*</text:p>
          </table:table-cell>
          <table:table-cell table:style-name="ce2" office:value-type="string" calcext:value-type="string">
            <text:p>No se crea la receta y recibimos un mensaje de error por no haber rellenado el paso de preparación.</text:p>
          </table:table-cell>
          <table:table-cell table:style-name="ce2" office:value-type="string" calcext:value-type="string">
            <text:p>Se muestra la vista previa de la receta.</text:p>
          </table:table-cell>
          <table:table-cell table:style-name="ce2" office:value-type="string" calcext:value-type="string">
            <text:p>Se crea una receta con la información proporcionada</text:p>
          </table:table-cell>
          <table:table-cell table:style-name="ce6" office:value-type="string" calcext:value-type="string">
            <text:p>FAIL</text:p>
          </table:table-cell>
          <table:table-cell table:style-name="ce2" office:value-type="string" calcext:value-type="string">
            <text:p>No se muestra el ingrediente en la receta pero se permite crear la receta sin validación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10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1">Crear una receta con </text:span><text:span text:style-name="T2">información válida para todos los campos de la sección de información básica </text:span><text:span text:style-name="T3">y </text:span><text:span text:style-name="T2">dos pasos de preparación</text:span><text:span text:style-name="T3">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todos los campos con información válida.</text:p>
            <text:p/>
            <text:p>4. Pulsar sobre el botón de "Elegir un archivo" para seleccionar una imagen.</text:p>
            <text:p/>
            <text:p>5. Seleccionar un archivo que sea de tipo imagen.</text:p>
            <text:p/>
            <text:p>6. Abrir la pestaña de preparación.</text:p>
            <text:p/>
            <text:p>7. Pulsar sobre el botón de añadir un nuevo paso de preparación.</text:p>
            <text:p/>
            <text:p>8. Rellenar de forma válida el paso de preparación.</text:p>
            <text:p/>
            <text:p>9. Pulsar sobre el botón de añadir un nuevo paso de preparación.</text:p>
            <text:p/>
            <text:p>10. Rellenar de forma válida el paso de preparación.</text:p>
            <text:p/>
            <text:p>11. Pulsar sobre el botón de confirmación del formulario de nombre "Crear receta"</text:p>
          </table:table-cell>
          <table:table-cell table:style-name="ce2" office:value-type="string" calcext:value-type="string">
            <text:p>*No se da información concreta ya que los campos son de rellenado libre*</text:p>
          </table:table-cell>
          <table:table-cell table:style-name="ce2" office:value-type="string" calcext:value-type="string">
            <text:p>Se crea una receta con la información proporcionada.</text:p>
          </table:table-cell>
          <table:table-cell table:style-name="ce2" office:value-type="string" calcext:value-type="string">
            <text:p>Se muestra la vista previa de la receta.</text:p>
          </table:table-cell>
          <table:table-cell table:style-name="ce2" office:value-type="string" calcext:value-type="string">
            <text:p>Se crea una receta con la información proporcionada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NUEVA_RECETA_011</text:p>
          </table:table-cell>
          <table:table-cell table:style-name="ce2" office:value-type="string" calcext:value-type="string">
            <text:p>Comprobar el proceso de creación de una nueva receta.</text:p>
          </table:table-cell>
          <table:table-cell table:style-name="ce2" office:value-type="string" calcext:value-type="string">
            <text:p><text:span text:style-name="T5">Crear una receta con la </text:span><text:span text:style-name="T6">información proporcionada</text:span><text:span text:style-name="T7">.</text:span></text:p>
          </table:table-cell>
          <table:table-cell table:style-name="ce2" office:value-type="string" calcext:value-type="string">
            <text:p>1. Estar logeado.</text:p>
          </table:table-cell>
          <table:table-cell table:style-name="ce2" office:value-type="string" calcext:value-type="string">
            <text:p>1. Pulsar sobre el botón de nueva receta de la barra de navegación.</text:p>
            <text:p/>
            <text:p>2. Abrir la pestaña de información básica.</text:p>
            <text:p/>
            <text:p>3. Rellenar todos los campos con información válida.</text:p>
            <text:p/>
            <text:p>4. Pulsar sobre el botón de "Elegir un archivo" para seleccionar una imagen.</text:p>
            <text:p/>
            <text:p>5. Seleccionar un archivo que sea de tipo imagen.</text:p>
            <text:p/>
            <text:p>6. Abrir la pestaña de categorías.</text:p>
            <text:p/>
            <text:p>7. Añadir todas las categorías.</text:p>
            <text:p/>
            <text:p>8. Añadir el robot Mambo como robot de cocina.</text:p>
            <text:p/>
            <text:p>9. Abrir la pestaña de ingredientes.</text:p>
            <text:p/>
            <text:p>10. Añadir todos los ingredientes.</text:p>
            <text:p/>
            <text:p>11. Abrir la pestaña de preparación.</text:p>
            <text:p/>
            <text:p>12. Añadir todos los pasos.</text:p>
            <text:p/>
            <text:p>13. Pulsar sobre el botón de confirmación del formulario de nombre "Crear receta"</text:p>
          </table:table-cell>
          <table:table-cell table:style-name="ce5" office:value-type="string" calcext:value-type="string">
            <text:p><text:a xlink:href="https://cecotec.es/recetas-mambo/brazo-de-fresas-con-nata/" xlink:type="simple">Copiar la receta de https://cecotec.es/recetas-mambo/brazo-de-fresas-con-nata/, rellenando la información necesaria.</text:a></text:p>
          </table:table-cell>
          <table:table-cell table:style-name="ce2" office:value-type="string" calcext:value-type="string">
            <text:p>Se crea una receta con la información proporcionada.</text:p>
          </table:table-cell>
          <table:table-cell table:style-name="ce2" office:value-type="string" calcext:value-type="string">
            <text:p>Se muestra la vista previa de la receta.</text:p>
          </table:table-cell>
          <table:table-cell table:style-name="ce2" office:value-type="string" calcext:value-type="string">
            <text:p>Se crea una receta con la información proporcionad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VER_RECETA_001</text:p>
          </table:table-cell>
          <table:table-cell table:style-name="ce2" office:value-type="string" calcext:value-type="string">
            <text:p>Comprobar que se puede visualizar correctamente las recetas creadas.</text:p>
          </table:table-cell>
          <table:table-cell table:style-name="ce2" office:value-type="string" calcext:value-type="string">
            <text:p>Comprobar que los usuarios no registrados no pueden visualizar la receta completa</text:p>
          </table:table-cell>
          <table:table-cell table:style-name="ce2"/>
          <table:table-cell table:style-name="ce2" office:value-type="string" calcext:value-type="string">
            <text:p>1. Seleccionamos una receta desde el menú principal.</text:p>
          </table:table-cell>
          <table:table-cell table:style-name="ce2"/>
          <table:table-cell table:style-name="ce2" office:value-type="string" calcext:value-type="string">
            <text:p>Se muestra parcialmente la receta, pidiendo al usuario que se registre para verla completa.</text:p>
          </table:table-cell>
          <table:table-cell table:style-name="ce2"/>
          <table:table-cell table:style-name="ce2" office:value-type="string" calcext:value-type="string">
            <text:p>Se muestra parcialmente la receta, pidiendo al usuario que se registre para verla complet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VER_RECETA_002</text:p>
          </table:table-cell>
          <table:table-cell table:style-name="ce2" office:value-type="string" calcext:value-type="string">
            <text:p>Comprobar que se puede visualizar correctamente las recetas creadas.</text:p>
          </table:table-cell>
          <table:table-cell table:style-name="ce2" office:value-type="string" calcext:value-type="string">
            <text:p>Ver las recetas creadas por el usuario.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</table:table-cell>
          <table:table-cell table:style-name="ce2" office:value-type="string" calcext:value-type="string">
            <text:p>1. Accedemos a la sección "Mis recetas"</text:p>
          </table:table-cell>
          <table:table-cell table:style-name="ce2"/>
          <table:table-cell table:style-name="ce2" office:value-type="string" calcext:value-type="string">
            <text:p>Se muestra un listado de todas las recetas</text:p>
          </table:table-cell>
          <table:table-cell table:style-name="ce2"/>
          <table:table-cell table:style-name="ce2" office:value-type="string" calcext:value-type="string">
            <text:p>Se muestra un listado de todas las recetas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VER_RECETA_003</text:p>
          </table:table-cell>
          <table:table-cell table:style-name="ce2" office:value-type="string" calcext:value-type="string">
            <text:p>Comprobar que se puede visualizar correctamente las recetas creadas.</text:p>
          </table:table-cell>
          <table:table-cell table:style-name="ce2" office:value-type="string" calcext:value-type="string">
            <text:p>Ver una receta creada.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Seleccionamos una receta.</text:p>
          </table:table-cell>
          <table:table-cell table:style-name="ce2"/>
          <table:table-cell table:style-name="ce2" office:value-type="string" calcext:value-type="string">
            <text:p>Se muestra la vista de la receta.</text:p>
          </table:table-cell>
          <table:table-cell table:style-name="ce2" office:value-type="string" calcext:value-type="string">
            <text:p>Pasamos del dashboard a la vista de la receta.</text:p>
          </table:table-cell>
          <table:table-cell table:style-name="ce2" office:value-type="string" calcext:value-type="string">
            <text:p>Se muestra la vista de la receta.</text:p>
          </table:table-cell>
          <table:table-cell table:style-name="ce6" office:value-type="string" calcext:value-type="string">
            <text:p>FAIL</text:p>
          </table:table-cell>
          <table:table-cell table:style-name="ce2" office:value-type="string" calcext:value-type="string">
            <text:p>Se pueden visualizar las recetas, pero no se puede acceder a la visualización de ninguna de ellas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01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</text:span><text:span text:style-name="T6">una imagen por una imagen válida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Foto de la receta".</text:p>
            <text:p/>
            <text:p>5. Pulsamos sobre el enlace de "Elegir archivo".</text:p>
            <text:p/>
            <text:p>6. Seleccionamos una imagen distinta a la existente que sea válida.</text:p>
            <text:p/>
            <text:p>7. Pulsamos sobre el botón "Guardar".</text:p>
          </table:table-cell>
          <table:table-cell table:style-name="ce2"/>
          <table:table-cell table:style-name="ce2" office:value-type="string" calcext:value-type="string">
            <text:p>Se modifica la receta y la imagen pasa a ser la nueva seleccionada.</text:p>
          </table:table-cell>
          <table:table-cell table:style-name="ce2"/>
          <table:table-cell table:style-name="ce2" office:value-type="string" calcext:value-type="string">
            <text:p>Se modifica la receta y la imagen pasa a ser la nueva seleccionad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02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</text:span><text:span text:style-name="T13">una imagen por un archivo inváli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Foto de la receta".</text:p>
            <text:p/>
            <text:p>5. Pulsamos sobre el enlace de "Elegir archivo".</text:p>
            <text:p/>
            <text:p>6. Seleccionamos un archivo distinto que sea inválido.</text:p>
            <text:p/>
            <text:p>7. Pulsamos sobre el botón "Guardar".</text:p>
          </table:table-cell>
          <table:table-cell table:style-name="ce2"/>
          <table:table-cell table:style-name="ce2" office:value-type="string" calcext:value-type="string">
            <text:p>No se modifica la receta y recibimos un mensaje de error al actualizar</text:p>
          </table:table-cell>
          <table:table-cell table:style-name="ce2"/>
          <table:table-cell table:style-name="ce2" office:value-type="string" calcext:value-type="string">
            <text:p>No se modifica la receta, pero no recibimos mensaje.</text:p>
          </table:table-cell>
          <table:table-cell table:style-name="ce6" office:value-type="string" calcext:value-type="string">
            <text:p>FAIL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03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</text:span><text:span text:style-name="T13">la información básica borrando toda la información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Información básica".</text:p>
            <text:p/>
            <text:p>5. Borramos todos los campos.</text:p>
            <text:p/>
            <text:p>6. Pulsamos sobre el botón "Guardar".</text:p>
          </table:table-cell>
          <table:table-cell table:style-name="ce2"/>
          <table:table-cell table:style-name="ce2" office:value-type="string" calcext:value-type="string">
            <text:p>No se modifica la receta y recibimos un mensaje de error al actualizar</text:p>
          </table:table-cell>
          <table:table-cell table:style-name="ce2"/>
          <table:table-cell table:style-name="ce2" office:value-type="string" calcext:value-type="string">
            <text:p>No se modifica la receta y recibimos un mensaje de error al actualizar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04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</text:span><text:span text:style-name="T6">la cantidad de raciones y el tiempo de cocinado por un valor váli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Información básica".</text:p>
            <text:p/>
            <text:p>5. Cambiamos el tiempo de cocción y el número de raciones por un valor válido.</text:p>
            <text:p/>
            <text:p>6. Pulsamos sobre el botón "Guardar".</text:p>
          </table:table-cell>
          <table:table-cell table:style-name="ce2" office:value-type="string" calcext:value-type="string">
            <text:p><text:span text:style-name="T14">Tiempo: </text:span><text:span text:style-name="T15">10</text:span></text:p>
            <text:p><text:span text:style-name="T14">Raciones: </text:span><text:span text:style-name="T15">4</text:span></text:p>
          </table:table-cell>
          <table:table-cell table:style-name="ce2" office:value-type="string" calcext:value-type="string">
            <text:p>Se modifica la receta y el tiempo y las raciones pasan a ser los nuevos establecidos.</text:p>
          </table:table-cell>
          <table:table-cell table:style-name="ce2"/>
          <table:table-cell table:style-name="ce2" office:value-type="string" calcext:value-type="string">
            <text:p>Se modifica la receta y el tiempo y las raciones pasan a ser los nuevos establecidos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05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</text:span><text:span text:style-name="T13">la cantidad de raciones y el tiempo de cocinado por un valor inváli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Información básica".</text:p>
            <text:p/>
            <text:p>5. Cambiamos el tiempo de cocción y el número de raciones por un valor inválido.</text:p>
            <text:p/>
            <text:p>6. Pulsamos sobre el botón "Guardar".</text:p>
          </table:table-cell>
          <table:table-cell table:style-name="ce2" office:value-type="string" calcext:value-type="string">
            <text:p><text:span text:style-name="T14">Tiempo: </text:span><text:span text:style-name="T16">-10</text:span></text:p>
            <text:p><text:span text:style-name="T14">Raciones: </text:span><text:span text:style-name="T16">-4</text:span></text:p>
          </table:table-cell>
          <table:table-cell table:style-name="ce2" office:value-type="string" calcext:value-type="string">
            <text:p>No se modifica la receta y recibimos un mensaje de error al actualizar</text:p>
          </table:table-cell>
          <table:table-cell table:style-name="ce2"/>
          <table:table-cell table:style-name="ce2" office:value-type="string" calcext:value-type="string">
            <text:p>Se modifica la receta y el tiempo y las raciones pasan a ser los nuevos establecidos.</text:p>
          </table:table-cell>
          <table:table-cell table:style-name="ce6" office:value-type="string" calcext:value-type="string">
            <text:p>FAIL</text:p>
          </table:table-cell>
          <table:table-cell table:style-name="ce2" office:value-type="string" calcext:value-type="string">
            <text:p>Aunque no se permite introducir texto (expcepto por la letra e, que se reconoce como el número e), si se permiten introducir números negativos o 0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06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Modificar las categorías añadiendo una nueva categoría.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sin la categoría que vamos a añadir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Categorías".</text:p>
            <text:p/>
            <text:p>5. Abrir el seleccionable de "Categorías".</text:p>
            <text:p/>
            <text:p>6. Buscar la categoría.</text:p>
            <text:p/>
            <text:p>7. Seleccionamos la categoría.</text:p>
            <text:p/>
            <text:p>8. Pulsamos sobre el botón "Guardar".</text:p>
          </table:table-cell>
          <table:table-cell table:style-name="ce2" office:value-type="string" calcext:value-type="string">
            <text:p>Categoría: Carne</text:p>
          </table:table-cell>
          <table:table-cell table:style-name="ce2" office:value-type="string" calcext:value-type="string">
            <text:p>Se modifica la receta y las categorías pasan a ser las nuevas definidas para la receta (incluyendo la nueva seleccionada).</text:p>
          </table:table-cell>
          <table:table-cell table:style-name="ce2"/>
          <table:table-cell table:style-name="ce2" office:value-type="string" calcext:value-type="string">
            <text:p>Se modifica la receta y las categorías pasan a ser las nuevas definidas para la receta (incluyendo la nueva seleccionada)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07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Modificar las categorías eliminando una categoría existente.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la categoría que vamos a eliminar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Categorías".</text:p>
            <text:p/>
            <text:p>5. Abrir el seleccionable de "Categorías".</text:p>
            <text:p/>
            <text:p>6. Buscar la categoría.</text:p>
            <text:p/>
            <text:p>7. Deseleccionamos la categoría.</text:p>
            <text:p/>
            <text:p>8. Pulsamos sobre el botón "Guardar".</text:p>
          </table:table-cell>
          <table:table-cell table:style-name="ce2" office:value-type="string" calcext:value-type="string">
            <text:p>Categoría: Carne</text:p>
          </table:table-cell>
          <table:table-cell table:style-name="ce2" office:value-type="string" calcext:value-type="string">
            <text:p>Se modifica la receta y las categorías pasan a ser las nuevas definidas para la receta (sin incluir el eliminado).</text:p>
          </table:table-cell>
          <table:table-cell table:style-name="ce2"/>
          <table:table-cell table:style-name="ce2" office:value-type="string" calcext:value-type="string">
            <text:p>Se modifica la receta y las categorías pasan a ser las nuevas definidas para la receta (sin incluir la nueva seleccionada)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08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Modificar las categorías añadiendo un nuevo robot de cocina.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sin el robot de cocina que se va a añadir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Categorías".</text:p>
            <text:p/>
            <text:p>5. Abrir el seleccionable de "Robots de cocina".</text:p>
            <text:p/>
            <text:p>6. Buscar el robot de cocina.</text:p>
            <text:p/>
            <text:p>7. Seleccionamos el robot de cocina.</text:p>
            <text:p/>
            <text:p>8. Pulsamos sobre el botón "Guardar".</text:p>
          </table:table-cell>
          <table:table-cell table:style-name="ce2" office:value-type="string" calcext:value-type="string">
            <text:p>Robot de cocina: Kcook</text:p>
          </table:table-cell>
          <table:table-cell table:style-name="ce2" office:value-type="string" calcext:value-type="string">
            <text:p>Se modifica la receta y los robots de cocina pasan a ser los nuevos definidos para la receta (sin incluir el eliminado).</text:p>
          </table:table-cell>
          <table:table-cell table:style-name="ce2"/>
          <table:table-cell table:style-name="ce2" office:value-type="string" calcext:value-type="string">
            <text:p>Se modifica la receta y los robots de cocina pasan a ser los nuevos definidos para la receta (sin incluir el eliminado)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09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Modificar las categorías eliminando un robot de cocina.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el robot de cocina que se va a eliminar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Categorías".</text:p>
            <text:p/>
            <text:p>5. Abrir el seleccionable de "Robots de cocina".</text:p>
            <text:p/>
            <text:p>6. Buscar el robot de cocina.</text:p>
            <text:p/>
            <text:p>7. Deseleccionamos el robot de cocina.</text:p>
            <text:p/>
            <text:p>8. Pulsamos sobre el botón "Guardar".</text:p>
          </table:table-cell>
          <table:table-cell table:style-name="ce2" office:value-type="string" calcext:value-type="string">
            <text:p>Robot de cocina: Kcook</text:p>
          </table:table-cell>
          <table:table-cell table:style-name="ce2" office:value-type="string" calcext:value-type="string">
            <text:p>Se modifica la receta y los robots de cocina pasan a ser los nuevos definidos para la receta (incluyendo el nuevo seleccionado).</text:p>
          </table:table-cell>
          <table:table-cell table:style-name="ce2"/>
          <table:table-cell table:style-name="ce2" office:value-type="string" calcext:value-type="string">
            <text:p>Se modifica la receta y los robots de cocina pasan a ser los neuvos definidos para la receta (incluyendo el nuevo seleccionado)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0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ingredientes añadiendo </text:span><text:span text:style-name="T13">un nuevo ingrediente vací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Ingredientes".</text:p>
            <text:p/>
            <text:p>5. Añadir un nuevo ingrediente.</text:p>
            <text:p/>
            <text:p>6. Pulsamos sobre el botón "Guardar".</text:p>
          </table:table-cell>
          <table:table-cell table:style-name="ce2"/>
          <table:table-cell table:style-name="ce2" office:value-type="string" calcext:value-type="string">
            <text:p>No se permite la modificación de la receta, indicando que hay un error por haber un ingrediente vacío.</text:p>
          </table:table-cell>
          <table:table-cell table:style-name="ce2"/>
          <table:table-cell table:style-name="ce2" office:value-type="string" calcext:value-type="string">
            <text:p>Se modifica la receta.</text:p>
          </table:table-cell>
          <table:table-cell table:style-name="ce6" office:value-type="string" calcext:value-type="string">
            <text:p>FAIL</text:p>
          </table:table-cell>
          <table:table-cell table:style-name="ce2" office:value-type="string" calcext:value-type="string">
            <text:p>Aunque el nuevo ingrediente no se muestra en la receta, en la información de esta si que aparece el ingrediente vacío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1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ingredientes añadiendo un </text:span><text:span text:style-name="T6">nuevo ingrediente váli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Ingredientes".</text:p>
            <text:p/>
            <text:p>5. Añadir un nuevo ingrediente.</text:p>
            <text:p/>
            <text:p>6. Rellenar la información del nuevo ingrediente.</text:p>
            <text:p/>
            <text:p>7. Pulsamos sobre el botón "Guardar".</text:p>
          </table:table-cell>
          <table:table-cell table:style-name="ce2" office:value-type="string" calcext:value-type="string">
            <text:p><text:span text:style-name="T14">Nombre de ingrediente: </text:span><text:span text:style-name="T15">Mazorca de maiz.</text:span></text:p>
            <text:p><text:span text:style-name="T12"/></text:p>
            <text:p><text:span text:style-name="T14">Cantidad de ingrediente: </text:span><text:span text:style-name="T15">1</text:span></text:p>
            <text:p><text:span text:style-name="T12"/></text:p>
            <text:p><text:span text:style-name="T14">Unidad de ingrediente: </text:span><text:span text:style-name="T15">Unidades</text:span></text:p>
          </table:table-cell>
          <table:table-cell table:style-name="ce2" office:value-type="string" calcext:value-type="string">
            <text:p>Se modifica la receta</text:p>
          </table:table-cell>
          <table:table-cell table:style-name="ce2"/>
          <table:table-cell table:style-name="ce2" office:value-type="string" calcext:value-type="string">
            <text:p>Se modifica la receta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2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ingredientes </text:span><text:span text:style-name="T13">modificando el nombre un ingrediente dejandolo vací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al menos un ingrediente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Ingredientes".</text:p>
            <text:p/>
            <text:p>5. Borrar la información de un ingrediente.</text:p>
            <text:p/>
            <text:p>6. Pulsamos sobre el botón "Guardar".</text:p>
          </table:table-cell>
          <table:table-cell table:style-name="ce2"/>
          <table:table-cell table:style-name="ce2" office:value-type="string" calcext:value-type="string">
            <text:p>No se permite la modificación de la receta, indicando que hay un error por haber un ingrediente vacío.</text:p>
          </table:table-cell>
          <table:table-cell table:style-name="ce2"/>
          <table:table-cell table:style-name="ce2" office:value-type="string" calcext:value-type="string">
            <text:p>Se modifica la receta</text:p>
          </table:table-cell>
          <table:table-cell table:style-name="ce6" office:value-type="string" calcext:value-type="string">
            <text:p>FAIL</text:p>
          </table:table-cell>
          <table:table-cell table:style-name="ce2" office:value-type="string" calcext:value-type="string">
            <text:p>Se presupone el mismo resultado si se deja a vacío el número de unidad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3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ingredientes </text:span><text:span text:style-name="T13">modificando el nombre de uno por otro ya utiliza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al menos dos ingrediente con uno teniendo el nombre por el que se va a cambiar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Ingredientes".</text:p>
            <text:p/>
            <text:p>5. Modificar el nombre de un ingrediente por uno ya usado.</text:p>
            <text:p/>
            <text:p>6. Pulsamos sobre el botón "Guardar".</text:p>
          </table:table-cell>
          <table:table-cell table:style-name="ce2" office:value-type="string" calcext:value-type="string">
            <text:p><text:span text:style-name="T5">Nombre de ingrediente: </text:span><text:span text:style-name="T13">Mazorca de maiz</text:span><text:span text:style-name="T6">.</text:span></text:p>
          </table:table-cell>
          <table:table-cell table:style-name="ce2" office:value-type="string" calcext:value-type="string">
            <text:p>No se permite la modificación de la receta, indicando que hay un error por haber un ingrediente repetido.</text:p>
          </table:table-cell>
          <table:table-cell table:style-name="ce2"/>
          <table:table-cell table:style-name="ce2" office:value-type="string" calcext:value-type="string">
            <text:p>Se modifica la receta</text:p>
          </table:table-cell>
          <table:table-cell table:style-name="ce6" office:value-type="string" calcext:value-type="string">
            <text:p>FAIL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4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ingredientes</text:span><text:span text:style-name="T6"> modificando el nombre de un ingrediente por uno no utiliza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al menos un ingrediente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Ingredientes".</text:p>
            <text:p/>
            <text:p>5. Cambiamos el nombre de un ingrediente por un nombre no utilizado.</text:p>
            <text:p/>
            <text:p>6. Pulsamos sobre el botón "Guardar".</text:p>
          </table:table-cell>
          <table:table-cell table:style-name="ce2" office:value-type="string" calcext:value-type="string">
            <text:p><text:span text:style-name="T14">Nombre del ingrediente: </text:span><text:span text:style-name="T15">Arroz</text:span></text:p>
          </table:table-cell>
          <table:table-cell table:style-name="ce2" office:value-type="string" calcext:value-type="string">
            <text:p>Se modifica la receta.</text:p>
          </table:table-cell>
          <table:table-cell table:style-name="ce2"/>
          <table:table-cell table:style-name="ce2" office:value-type="string" calcext:value-type="string">
            <text:p>Se modifica la recet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5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ingredientes</text:span><text:span text:style-name="T6"> </text:span><text:span text:style-name="T7">eliminando un ingrediente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al menos un ingrediente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Ingredientes".</text:p>
            <text:p/>
            <text:p>5. Eliminamos un ingrediente.</text:p>
            <text:p/>
            <text:p>6. Pulsamos sobre el botón "Guardar".</text:p>
          </table:table-cell>
          <table:table-cell table:style-name="ce2"/>
          <table:table-cell table:style-name="ce2" office:value-type="string" calcext:value-type="string">
            <text:p>Se modifica la receta.</text:p>
          </table:table-cell>
          <table:table-cell table:style-name="ce2"/>
          <table:table-cell table:style-name="ce2" office:value-type="string" calcext:value-type="string">
            <text:p>Se modifica la recet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6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pasos de preparación añadiendo </text:span><text:span text:style-name="T13">un nuevo paso vací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Preparación".</text:p>
            <text:p/>
            <text:p>5. Añadir un nuevo paso vacío.</text:p>
            <text:p/>
            <text:p>6. Pulsamos sobre el botón "Guardar".</text:p>
          </table:table-cell>
          <table:table-cell table:style-name="ce2"/>
          <table:table-cell table:style-name="ce2" office:value-type="string" calcext:value-type="string">
            <text:p>No se permite la modificación de la receta, indicando que hay un error por haber un paso en la preapración vacío.</text:p>
          </table:table-cell>
          <table:table-cell table:style-name="ce2"/>
          <table:table-cell table:style-name="ce2" office:value-type="string" calcext:value-type="string">
            <text:p>Se modifica la receta.</text:p>
          </table:table-cell>
          <table:table-cell table:style-name="ce6" office:value-type="string" calcext:value-type="string">
            <text:p>FAIL</text:p>
          </table:table-cell>
          <table:table-cell table:style-name="ce2" office:value-type="string" calcext:value-type="string">
            <text:p>Aunque el nuevo ingrediente no se muestra en la receta, en la información de esta si que aparece el ingrediente vacío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7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a preparación añadiendo un </text:span><text:span text:style-name="T6">nuevo paso váli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Preparación".</text:p>
            <text:p/>
            <text:p>5. Añadir un nuevo paso.</text:p>
            <text:p/>
            <text:p>6. Rellenar la información del nuevo paso.</text:p>
            <text:p/>
            <text:p>7. Pulsamos sobre el botón "Guardar".</text:p>
          </table:table-cell>
          <table:table-cell table:style-name="ce2" office:value-type="string" calcext:value-type="string">
            <text:p><text:span text:style-name="T14">Nuevo paso: </text:span><text:span text:style-name="T15">Lorem ipsum dolor sit amet, consectetur adipiscing elit. Quisque efficitur sed nisi id varius. Etiam non rutrum urna. Proin finibus suscipit tellus.</text:span></text:p>
          </table:table-cell>
          <table:table-cell table:style-name="ce2" office:value-type="string" calcext:value-type="string">
            <text:p>Se modifica la receta</text:p>
          </table:table-cell>
          <table:table-cell table:style-name="ce2"/>
          <table:table-cell table:style-name="ce2" office:value-type="string" calcext:value-type="string">
            <text:p>Se modifica la receta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8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pasos de preparación </text:span><text:span text:style-name="T13">modificando el contenido de uno dejandolo vací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al menos un paso de preparación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Preparación".</text:p>
            <text:p/>
            <text:p>5. Borrar el contenido de un paso.</text:p>
            <text:p/>
            <text:p>8. Pulsamos sobre el botón "Guardar".</text:p>
          </table:table-cell>
          <table:table-cell table:style-name="ce2"/>
          <table:table-cell table:style-name="ce2" office:value-type="string" calcext:value-type="string">
            <text:p>No se permite la modificación de la receta, indicando que hay un error por haber un paso en la preparación vacío.</text:p>
          </table:table-cell>
          <table:table-cell table:style-name="ce2"/>
          <table:table-cell table:style-name="ce2" office:value-type="string" calcext:value-type="string">
            <text:p>Se modifica la receta</text:p>
          </table:table-cell>
          <table:table-cell table:style-name="ce6" office:value-type="string" calcext:value-type="string">
            <text:p>FAIL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19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pasos de preparación </text:span><text:span text:style-name="T13">modificando el contenido de uno por otro ya utiliza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al menos dos pasos de preparación con el contenido por el que se va a cambiar en uno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Preparación".</text:p>
            <text:p/>
            <text:p>5. Modificamos uno de los pasos con el contenido de otro de los pasos.</text:p>
            <text:p/>
            <text:p>6. Pulsamos sobre el botón "Guardar".</text:p>
          </table:table-cell>
          <table:table-cell table:style-name="ce2" office:value-type="string" calcext:value-type="string">
            <text:p><text:span text:style-name="T14">Nuevo paso: </text:span><text:span text:style-name="T16">Lorem ipsum dolor sit amet, consectetur adipiscing elit. Quisque efficitur sed nisi id varius. Etiam non rutrum urna. Proin finibus suscipit tellus.</text:span></text:p>
          </table:table-cell>
          <table:table-cell table:style-name="ce2" office:value-type="string" calcext:value-type="string">
            <text:p>No se permite la modificación de la receta, indicando que hay un error por haber un ingrediente repetido.</text:p>
          </table:table-cell>
          <table:table-cell table:style-name="ce2"/>
          <table:table-cell table:style-name="ce2" office:value-type="string" calcext:value-type="string">
            <text:p>Se modifica la receta</text:p>
          </table:table-cell>
          <table:table-cell table:style-name="ce6" office:value-type="string" calcext:value-type="string">
            <text:p>FAIL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20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<text:span text:style-name="T5">Modificar los ingredientes</text:span><text:span text:style-name="T6"> modificando el contenido de uno por otro no utiliza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al menos un paso de prepración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Preparación".</text:p>
            <text:p/>
            <text:p>5. Modificamos el contenido de uno de los pasos, asegurandonos que no es igual a ningún otro.</text:p>
            <text:p/>
            <text:p>6. Pulsamos sobre el botón "Guardar".</text:p>
          </table:table-cell>
          <table:table-cell table:style-name="ce2" office:value-type="string" calcext:value-type="string">
            <text:p><text:span text:style-name="T14">Nombre del ingrediente: </text:span><text:span text:style-name="T15">Phasellus ut tincidunt ipsum, ac posuere nisl. Nam eget nibh quis sapien ornare posuere at et tortor. Phasellus eros erat, pellentesque at metus ut, posuere vehicula eros.</text:span></text:p>
          </table:table-cell>
          <table:table-cell table:style-name="ce2" office:value-type="string" calcext:value-type="string">
            <text:p>Se modifica la receta.</text:p>
          </table:table-cell>
          <table:table-cell table:style-name="ce2"/>
          <table:table-cell table:style-name="ce2" office:value-type="string" calcext:value-type="string">
            <text:p>Se modifica la recet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DITAR_RECETA_021</text:p>
          </table:table-cell>
          <table:table-cell table:style-name="ce2" office:value-type="string" calcext:value-type="string">
            <text:p>Comprobar que se puede modificar una receta creada.</text:p>
          </table:table-cell>
          <table:table-cell table:style-name="ce2" office:value-type="string" calcext:value-type="string">
            <text:p>Modificar los pasos de prepración eliminando uno.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 con al menos un paso de preparación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Abrimos la sección de "Preparación".</text:p>
            <text:p/>
            <text:p>5. Eliminamos uno de los pasos.</text:p>
            <text:p/>
            <text:p>8. Pulsamos sobre el botón "Guardar".</text:p>
          </table:table-cell>
          <table:table-cell table:style-name="ce2"/>
          <table:table-cell table:style-name="ce2" office:value-type="string" calcext:value-type="string">
            <text:p>Se modifica la receta.</text:p>
          </table:table-cell>
          <table:table-cell table:style-name="ce2"/>
          <table:table-cell table:style-name="ce2" office:value-type="string" calcext:value-type="string">
            <text:p>Se modifica la recet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ELIMINAR_RECETA_001</text:p>
          </table:table-cell>
          <table:table-cell table:style-name="ce2" office:value-type="string" calcext:value-type="string">
            <text:p>Comprobar que se puede eliminar una receta creada.</text:p>
          </table:table-cell>
          <table:table-cell table:style-name="ce2" office:value-type="string" calcext:value-type="string">
            <text:p>Eliminar una receta creada previamente.</text:p>
          </table:table-cell>
          <table:table-cell table:style-name="ce2" office:value-type="string" calcext:value-type="string">
            <text:p>1. Estar logeado.</text:p>
            <text:p/>
            <text:p>2. Estar en el dashboard del usuario.</text:p>
            <text:p/>
            <text:p>3. Haber creado una receta.</text:p>
          </table:table-cell>
          <table:table-cell table:style-name="ce2" office:value-type="string" calcext:value-type="string">
            <text:p>1. Accedemos a la sección "Mis recetas"</text:p>
            <text:p/>
            <text:p>2. Comprobamos que se muestran las recetas creadas.</text:p>
            <text:p/>
            <text:p>3. Seleccionamos el botón de modificación de la receta.</text:p>
            <text:p/>
            <text:p>4. Pulsamos sobre el botón de eliminación de la receta.</text:p>
            <text:p/>
            <text:p>5. Confirmamos en el pop-up pulsando sobre "Eliminar receta"</text:p>
          </table:table-cell>
          <table:table-cell table:style-name="ce2"/>
          <table:table-cell table:style-name="ce2" office:value-type="string" calcext:value-type="string">
            <text:p>La receta queda eliminada y no se puede acceder a ella.</text:p>
          </table:table-cell>
          <table:table-cell table:style-name="ce2" office:value-type="string" calcext:value-type="string">
            <text:p>Volvemos al panel de "Mis recetas"</text:p>
          </table:table-cell>
          <table:table-cell table:style-name="ce2" office:value-type="string" calcext:value-type="string">
            <text:p>La receta queda eliminada y no se puede acceder a ella.</text:p>
          </table:table-cell>
          <table:table-cell table:style-name="ce3" office:value-type="string" calcext:value-type="string">
            <text:p>WARN</text:p>
          </table:table-cell>
          <table:table-cell table:style-name="ce2" office:value-type="string" calcext:value-type="string">
            <text:p>Aunque la URL de la receta se elimina, se puede acceder a ella, aunque muestra una receta "vacía".</text:p>
          </table:table-cell>
          <table:table-cell table:style-name="ce7"/>
          <table:table-cell table:number-columns-repeated="1012"/>
        </table:table-row>
        <table:table-row table:style-name="ro1" table:number-rows-repeated="96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voritos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PRE-CONDI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POST-CONDITION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FAV_RECETA_001</text:p>
          </table:table-cell>
          <table:table-cell table:style-name="ce2" office:value-type="string" calcext:value-type="string">
            <text:p>Comprobar el sistema de favoritos desde las recetas.</text:p>
          </table:table-cell>
          <table:table-cell table:style-name="ce2" office:value-type="string" calcext:value-type="string">
            <text:p>Añadir una nueva receta a favoritos.</text:p>
          </table:table-cell>
          <table:table-cell table:style-name="ce2" office:value-type="string" calcext:value-type="string">
            <text:p>1. Estar logeado.</text:p>
            <text:p/>
            <text:p>2. Estar en la página de una receta.</text:p>
          </table:table-cell>
          <table:table-cell table:style-name="ce2" office:value-type="string" calcext:value-type="string">
            <text:p>1. Pulsar sobre el botón de favorito de la página</text:p>
          </table:table-cell>
          <table:table-cell table:style-name="ce2"/>
          <table:table-cell table:style-name="ce2" office:value-type="string" calcext:value-type="string">
            <text:p>Se muestra la receta como favorita (corazón rellenado).</text:p>
          </table:table-cell>
          <table:table-cell table:style-name="ce2" office:value-type="string" calcext:value-type="string">
            <text:p>Se incrementa el contador de favoritos en uno</text:p>
          </table:table-cell>
          <table:table-cell table:style-name="ce2" office:value-type="string" calcext:value-type="string">
            <text:p>Se muestra la receta como favorita y se incrementa el contador de favoritos en uno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FAV_RECETA_002</text:p>
          </table:table-cell>
          <table:table-cell table:style-name="ce2" office:value-type="string" calcext:value-type="string">
            <text:p>Comprobar el sistema de favoritos desde las recetas.</text:p>
          </table:table-cell>
          <table:table-cell table:style-name="ce2" office:value-type="string" calcext:value-type="string">
            <text:p>Eliminar una nueva receta a favoritos.</text:p>
          </table:table-cell>
          <table:table-cell table:style-name="ce2" office:value-type="string" calcext:value-type="string">
            <text:p>1. Estar logeado.</text:p>
            <text:p/>
            <text:p>2. Estar en la página de una receta.</text:p>
            <text:p/>
            <text:p>3. Haber añadido la receta en la que se está a favoritos.</text:p>
          </table:table-cell>
          <table:table-cell table:style-name="ce2" office:value-type="string" calcext:value-type="string">
            <text:p>1. Pulsar sobre el botón de favorito de la página</text:p>
          </table:table-cell>
          <table:table-cell table:style-name="ce2"/>
          <table:table-cell table:style-name="ce2" office:value-type="string" calcext:value-type="string">
            <text:p>Se muestra la receta como no favorita (corazón vacío).</text:p>
          </table:table-cell>
          <table:table-cell table:style-name="ce2" office:value-type="string" calcext:value-type="string">
            <text:p>Se decrementa el contador de favoritos en uno</text:p>
          </table:table-cell>
          <table:table-cell table:style-name="ce2" office:value-type="string" calcext:value-type="string">
            <text:p>Se muestra la receta como no favorita y se decrementa el contador de favoritos en uno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FAV_DASHBOARD_001</text:p>
          </table:table-cell>
          <table:table-cell table:style-name="ce2" office:value-type="string" calcext:value-type="string">
            <text:p>Comprobar el sistema de favoritos desde el dashboard.</text:p>
          </table:table-cell>
          <table:table-cell table:style-name="ce2" office:value-type="string" calcext:value-type="string">
            <text:p>Ver todas las recetas que se han añadido a favoritos.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añadido minimo una receta a los favoritos</text:p>
          </table:table-cell>
          <table:table-cell table:style-name="ce2" office:value-type="string" calcext:value-type="string">
            <text:p>1. Pulsar sobre la sección "Favoritos".</text:p>
          </table:table-cell>
          <table:table-cell table:style-name="ce2"/>
          <table:table-cell table:style-name="ce2" office:value-type="string" calcext:value-type="string">
            <text:p>Se muestran las recetas favoritas.</text:p>
          </table:table-cell>
          <table:table-cell table:style-name="ce2"/>
          <table:table-cell table:style-name="ce2" office:value-type="string" calcext:value-type="string">
            <text:p>Se muestran las recetas favoritas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FAV_DASHBOARD_002</text:p>
          </table:table-cell>
          <table:table-cell table:style-name="ce2" office:value-type="string" calcext:value-type="string">
            <text:p>Comprobar el sistema de favoritos desde el dashboard.</text:p>
          </table:table-cell>
          <table:table-cell table:style-name="ce2" office:value-type="string" calcext:value-type="string">
            <text:p>Ver una receta a la que se ha dado favorito.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añadido minimo una receta a los favoritos</text:p>
          </table:table-cell>
          <table:table-cell table:style-name="ce2" office:value-type="string" calcext:value-type="string">
            <text:p>1. Pulsar sobre la sección "Favoritos".</text:p>
            <text:p/>
            <text:p>2. Pulsar sobre el nombre de una de las recetas.</text:p>
          </table:table-cell>
          <table:table-cell table:style-name="ce2"/>
          <table:table-cell table:style-name="ce2" office:value-type="string" calcext:value-type="string">
            <text:p>Se muestra la receta sobre la que se ha hecho click.</text:p>
          </table:table-cell>
          <table:table-cell table:style-name="ce2" office:value-type="string" calcext:value-type="string">
            <text:p>El usuario llega a la vista de la receta.</text:p>
          </table:table-cell>
          <table:table-cell table:style-name="ce2" office:value-type="string" calcext:value-type="string">
            <text:p>Se muestra la receta sobre la que se ha hecho click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FAV_DASHBOARD_003</text:p>
          </table:table-cell>
          <table:table-cell table:style-name="ce2" office:value-type="string" calcext:value-type="string">
            <text:p>Comprobar el sistema de favoritos desde el dashboard.</text:p>
          </table:table-cell>
          <table:table-cell table:style-name="ce2" office:value-type="string" calcext:value-type="string">
            <text:p>Eliminar una receta a la que se ha dado favorito desde el dashboard.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añadido minimo una receta a los favoritos</text:p>
          </table:table-cell>
          <table:table-cell table:style-name="ce2" office:value-type="string" calcext:value-type="string">
            <text:p>1. Pulsar sobre la sección "Favoritos".</text:p>
            <text:p/>
            <text:p>2. Pulsar sobre el botón para eliminar una de las recetas.</text:p>
            <text:p/>
            <text:p>3. Confirmar en el popup pulsando "Eliminar favorito"</text:p>
          </table:table-cell>
          <table:table-cell table:style-name="ce2"/>
          <table:table-cell table:style-name="ce2" office:value-type="string" calcext:value-type="string">
            <text:p>Se elimina la receta del listado de favoritos del dashboard.</text:p>
          </table:table-cell>
          <table:table-cell table:style-name="ce2" office:value-type="string" calcext:value-type="string">
            <text:p>Se decrementa el contador de favoritos de la receta en uno</text:p>
          </table:table-cell>
          <table:table-cell table:style-name="ce2" office:value-type="string" calcext:value-type="string">
            <text:p>No se puede completar el test ya que se queda en el paso 3.</text:p>
          </table:table-cell>
          <table:table-cell table:style-name="ce6" office:value-type="string" calcext:value-type="string">
            <text:p>FAIL</text:p>
          </table:table-cell>
          <table:table-cell table:style-name="ce2"/>
          <table:table-cell table:number-columns-repeated="1013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ecciones" table:style-name="ta4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PRE-CONDI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POST-CONDITION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RECETA_001</text:p>
          </table:table-cell>
          <table:table-cell table:style-name="ce2" office:value-type="string" calcext:value-type="string">
            <text:p>Comprobar el sistema de colecciones desde las recetas.</text:p>
          </table:table-cell>
          <table:table-cell table:style-name="ce2" office:value-type="string" calcext:value-type="string">
            <text:p>Añadir a la colección predeterminada una receta.</text:p>
          </table:table-cell>
          <table:table-cell table:style-name="ce2" office:value-type="string" calcext:value-type="string">
            <text:p>1. Estar logeado.</text:p>
            <text:p/>
            <text:p>2. Estar en la página de una receta.</text:p>
          </table:table-cell>
          <table:table-cell table:style-name="ce2" office:value-type="string" calcext:value-type="string">
            <text:p>1. Pulsar sobre el botón de colección de la página.</text:p>
          </table:table-cell>
          <table:table-cell table:style-name="ce2"/>
          <table:table-cell table:style-name="ce2" office:value-type="string" calcext:value-type="string">
            <text:p>Se muestra la receta como añadida a la colección (marcapáginas rellenado).</text:p>
          </table:table-cell>
          <table:table-cell table:style-name="ce2"/>
          <table:table-cell table:style-name="ce2" office:value-type="string" calcext:value-type="string">
            <text:p>Se muestra la receta como añadida a la colección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RECETA_002</text:p>
          </table:table-cell>
          <table:table-cell table:style-name="ce2" office:value-type="string" calcext:value-type="string">
            <text:p>Comprobar el sistema de colecciones desde las recetas.</text:p>
          </table:table-cell>
          <table:table-cell table:style-name="ce2" office:value-type="string" calcext:value-type="string">
            <text:p>Eliminar a la colección predeterminada una receta.</text:p>
          </table:table-cell>
          <table:table-cell table:style-name="ce2" office:value-type="string" calcext:value-type="string">
            <text:p>1. Estar logeado.</text:p>
            <text:p/>
            <text:p>2. Estar en la página de una receta.</text:p>
            <text:p/>
            <text:p>3. Haber añadido la receta en la que se está a la colección.</text:p>
          </table:table-cell>
          <table:table-cell table:style-name="ce2" office:value-type="string" calcext:value-type="string">
            <text:p>1. Pulsar sobre el botón de colección de la página.</text:p>
          </table:table-cell>
          <table:table-cell table:style-name="ce2"/>
          <table:table-cell table:style-name="ce2" office:value-type="string" calcext:value-type="string">
            <text:p>Se muestra la receta como no añadida a la colección (marcapáginas vacío).</text:p>
          </table:table-cell>
          <table:table-cell table:style-name="ce2"/>
          <table:table-cell table:style-name="ce2" office:value-type="string" calcext:value-type="string">
            <text:p>Se muestra la receta como no añadida a la colección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REVIEW_001</text:p>
          </table:table-cell>
          <table:table-cell table:style-name="ce2" office:value-type="string" calcext:value-type="string">
            <text:p>Comprobar la visualización de colecciones desde el dashboard.</text:p>
          </table:table-cell>
          <table:table-cell table:style-name="ce2" office:value-type="string" calcext:value-type="string">
            <text:p>Ver todas las colecciones.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Tener una colección.</text:p>
          </table:table-cell>
          <table:table-cell table:style-name="ce2" office:value-type="string" calcext:value-type="string">
            <text:p>1. Pulsar sobre la sección "Colecciones".</text:p>
          </table:table-cell>
          <table:table-cell table:style-name="ce2"/>
          <table:table-cell table:style-name="ce2" office:value-type="string" calcext:value-type="string">
            <text:p>Se muestran todas las colecciones.</text:p>
          </table:table-cell>
          <table:table-cell table:style-name="ce2"/>
          <table:table-cell table:style-name="ce2" office:value-type="string" calcext:value-type="string">
            <text:p>Se muestran todas las colecciones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REVIEW_002</text:p>
          </table:table-cell>
          <table:table-cell table:style-name="ce2" office:value-type="string" calcext:value-type="string">
            <text:p>Comprobar la visualización de colecciones desde el dashboard.</text:p>
          </table:table-cell>
          <table:table-cell table:style-name="ce2" office:value-type="string" calcext:value-type="string">
            <text:p>Ver las recetas que pertenecen a una colección.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Tener una colección.</text:p>
          </table:table-cell>
          <table:table-cell table:style-name="ce2" office:value-type="string" calcext:value-type="string">
            <text:p>1. Pulsar sobre la sección "Colecciones".</text:p>
            <text:p/>
            <text:p>2. Pulsar sobre la colección a visualizar.</text:p>
          </table:table-cell>
          <table:table-cell table:style-name="ce2"/>
          <table:table-cell table:style-name="ce2" office:value-type="string" calcext:value-type="string">
            <text:p>Se muestran todas las recetas que pertenecen a una colección.</text:p>
          </table:table-cell>
          <table:table-cell table:style-name="ce2"/>
          <table:table-cell table:style-name="ce2" office:value-type="string" calcext:value-type="string">
            <text:p>Se muestran todas las recetas que pertenecen a una colección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REVIEW_003</text:p>
          </table:table-cell>
          <table:table-cell table:style-name="ce2" office:value-type="string" calcext:value-type="string">
            <text:p>Comprobar la visualización de colecciones desde el dashboard.</text:p>
          </table:table-cell>
          <table:table-cell table:style-name="ce2" office:value-type="string" calcext:value-type="string">
            <text:p>Ver una receta que pertenece a una colección.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Tener una colección.</text:p>
            <text:p/>
            <text:p>4. Haber añadido una receta a las colecciones.</text:p>
          </table:table-cell>
          <table:table-cell table:style-name="ce2" office:value-type="string" calcext:value-type="string">
            <text:p>1. Pulsar sobre la sección "Colecciones".</text:p>
            <text:p/>
            <text:p>2. Pulsar sobre la colección a visualizar.</text:p>
            <text:p/>
            <text:p>3. Pulsar sobre la visualización de la receta.</text:p>
          </table:table-cell>
          <table:table-cell table:style-name="ce2"/>
          <table:table-cell table:style-name="ce2" office:value-type="string" calcext:value-type="string">
            <text:p>Se muestra la vista de la receta.</text:p>
          </table:table-cell>
          <table:table-cell table:style-name="ce2" office:value-type="string" calcext:value-type="string">
            <text:p>El usuario llega a la página de la receta.</text:p>
          </table:table-cell>
          <table:table-cell table:style-name="ce2" office:value-type="string" calcext:value-type="string">
            <text:p>Se muestra la vista de la recet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CREATE_001</text:p>
          </table:table-cell>
          <table:table-cell table:style-name="ce2" office:value-type="string" calcext:value-type="string">
            <text:p>Comprobar la creación de colecciones desde el dashboard.</text:p>
          </table:table-cell>
          <table:table-cell table:style-name="ce2" office:value-type="string" calcext:value-type="string">
            <text:p><text:span text:style-name="T5">Añadir una nueva colección con </text:span><text:span text:style-name="T13">información vacía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</table:table-cell>
          <table:table-cell table:style-name="ce2" office:value-type="string" calcext:value-type="string">
            <text:p>1. Pulsar sobre la sección "Colecciones".</text:p>
            <text:p/>
            <text:p>2. Pulsar sobre el botón de añadir una colección.</text:p>
            <text:p/>
            <text:p>3. Pulsar sobre el botón "Crear".</text:p>
          </table:table-cell>
          <table:table-cell table:style-name="ce2"/>
          <table:table-cell table:style-name="ce2" office:value-type="string" calcext:value-type="string">
            <text:p>No se crea ninguna colección y se muestra un mensaje de error.</text:p>
          </table:table-cell>
          <table:table-cell table:style-name="ce2"/>
          <table:table-cell table:style-name="ce2" office:value-type="string" calcext:value-type="string">
            <text:p>No se crea ninguna colección y se muestra un mensaje de error.</text:p>
          </table:table-cell>
          <table:table-cell table:style-name="ce3" office:value-type="string" calcext:value-type="string">
            <text:p>WARN</text:p>
          </table:table-cell>
          <table:table-cell table:style-name="ce2" office:value-type="string" calcext:value-type="string">
            <text:p>Aunque el resultado es el esperado si no se ha abierto previamente los "Datos de colección" el usuario no puede ver el mensaje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CREATE_002</text:p>
          </table:table-cell>
          <table:table-cell table:style-name="ce2" office:value-type="string" calcext:value-type="string">
            <text:p>Comprobar la creación de colecciones desde el dashboard.</text:p>
          </table:table-cell>
          <table:table-cell table:style-name="ce2" office:value-type="string" calcext:value-type="string">
            <text:p><text:span text:style-name="T1">Añadir una nueva colección con </text:span><text:span text:style-name="T2">nombre </text:span><text:span text:style-name="T3">y </text:span><text:span text:style-name="T2">descripción válidos</text:span><text:span text:style-name="T3">.</text:span></text:p>
          </table:table-cell>
          <table:table-cell table:style-name="ce2" office:value-type="string" calcext:value-type="string">
            <text:p>1. Estar logeado.</text:p>
            <text:p/>
            <text:p>2. Estar en el dashboard..</text:p>
          </table:table-cell>
          <table:table-cell table:style-name="ce2" office:value-type="string" calcext:value-type="string">
            <text:p>1. Pulsar sobre la sección "Colecciones".</text:p>
            <text:p/>
            <text:p>2. Pulsar sobre el botón de añadir una colección.</text:p>
            <text:p/>
            <text:p>3. Abrir el desplegable de "Datos de la colección"</text:p>
            <text:p/>
            <text:p>4. Rellenar los datos</text:p>
            <text:p/>
            <text:p>5. Pulsar sobre el botón "Crear".</text:p>
          </table:table-cell>
          <table:table-cell table:style-name="ce2" office:value-type="string" calcext:value-type="string">
            <text:p><text:span text:style-name="T14">Nombre: </text:span><text:span text:style-name="T15">Test</text:span></text:p>
            <text:p><text:span text:style-name="T12"/></text:p>
            <text:p><text:span text:style-name="T14">Descricpción: </text:span><text:span text:style-name="T15">Lorem ipsum</text:span></text:p>
          </table:table-cell>
          <table:table-cell table:style-name="ce2" office:value-type="string" calcext:value-type="string">
            <text:p>Se crea la nueva colección</text:p>
          </table:table-cell>
          <table:table-cell table:style-name="ce2"/>
          <table:table-cell table:style-name="ce2" office:value-type="string" calcext:value-type="string">
            <text:p>Se crea la nueva colección</text:p>
          </table:table-cell>
          <table:table-cell table:style-name="ce6" office:value-type="string" calcext:value-type="string">
            <text:p>FAIL</text:p>
          </table:table-cell>
          <table:table-cell table:style-name="ce2" office:value-type="string" calcext:value-type="string">
            <text:p>Si se ha añadido previamente una receta a las colecciones el caso tiene éxito, pero, si no hay ninguna como implica las pre-condiciones, falla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CREATE_003</text:p>
          </table:table-cell>
          <table:table-cell table:style-name="ce2" office:value-type="string" calcext:value-type="string">
            <text:p>Comprobar la creación de colecciones desde el dashboard.</text:p>
          </table:table-cell>
          <table:table-cell table:style-name="ce2" office:value-type="string" calcext:value-type="string">
            <text:p><text:span text:style-name="T1">Añadir una nueva colección con </text:span><text:span text:style-name="T2">nombre </text:span><text:span text:style-name="T3">y </text:span><text:span text:style-name="T2">descripción váldios y con recetas</text:span><text:span text:style-name="T3">.</text:span>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añadido minimo una receta a los favoritos</text:p>
          </table:table-cell>
          <table:table-cell table:style-name="ce2" office:value-type="string" calcext:value-type="string">
            <text:p>1. Pulsar sobre la sección "Colecciones".</text:p>
            <text:p/>
            <text:p>2. Pulsar sobre el botón de añadir una colección.</text:p>
            <text:p/>
            <text:p>3. Abrir el desplegable de "Datos de la colección"</text:p>
            <text:p/>
            <text:p>4. Rellenar los datos</text:p>
            <text:p/>
            <text:p>5. Abrir el desplegable "Elegir recetas"</text:p>
            <text:p/>
            <text:p>6. Añadir una o varias recetas.</text:p>
            <text:p/>
            <text:p>7. Pulsar sobre el botón "Crear".</text:p>
          </table:table-cell>
          <table:table-cell table:style-name="ce2"/>
          <table:table-cell table:style-name="ce2" office:value-type="string" calcext:value-type="string">
            <text:p>Se crea la nueva colección con las recetas seleccionadas.</text:p>
          </table:table-cell>
          <table:table-cell table:style-name="ce2"/>
          <table:table-cell table:style-name="ce2" office:value-type="string" calcext:value-type="string">
            <text:p>Se crea la nueva colección con las recetas seleccionadas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UPDATE_001</text:p>
          </table:table-cell>
          <table:table-cell table:style-name="ce2" office:value-type="string" calcext:value-type="string">
            <text:p>Comprobar la actualización de colecciones desde el dashboard.</text:p>
          </table:table-cell>
          <table:table-cell table:style-name="ce2" office:value-type="string" calcext:value-type="string">
            <text:p><text:span text:style-name="T14">Modificar la colección con un </text:span><text:span text:style-name="T16">nombre y descripción vacíos</text:span>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creado mínimo una colección.</text:p>
          </table:table-cell>
          <table:table-cell table:style-name="ce2" office:value-type="string" calcext:value-type="string">
            <text:p>1. Pulsar sobre la sección "Colecciones".</text:p>
            <text:p/>
            <text:p>2. Pulsar sobre una colección.</text:p>
            <text:p/>
            <text:p>3. Pulsar sobre el botón de modificar.</text:p>
            <text:p/>
            <text:p>4. Abrir el desplegable "Datos de la colección"</text:p>
            <text:p/>
            <text:p>5. Borrar la información de los campos nombre y descripción.</text:p>
            <text:p/>
            <text:p>6. Pulsar sobre el botón "Guardar"</text:p>
          </table:table-cell>
          <table:table-cell table:style-name="ce2"/>
          <table:table-cell table:style-name="ce2" office:value-type="string" calcext:value-type="string">
            <text:p>No se modifica la colección y se muestra un mensaje de error.</text:p>
          </table:table-cell>
          <table:table-cell table:style-name="ce2"/>
          <table:table-cell table:style-name="ce2" office:value-type="string" calcext:value-type="string">
            <text:p>No se modifica la colección y se muestra un mensaje de error.</text:p>
          </table:table-cell>
          <table:table-cell table:style-name="ce4" office:value-type="string" calcext:value-type="string">
            <text:p>PASS</text:p>
          </table:table-cell>
          <table:table-cell table:style-name="ce2" office:value-type="string" calcext:value-type="string">
            <text:p>No aplica a la colección de "Todas las recetas"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UPDATE_002</text:p>
          </table:table-cell>
          <table:table-cell table:style-name="ce2" office:value-type="string" calcext:value-type="string">
            <text:p>Comprobar la actualización de colecciones desde el dashboard.</text:p>
          </table:table-cell>
          <table:table-cell table:style-name="ce2" office:value-type="string" calcext:value-type="string">
            <text:p><text:span text:style-name="T14">Modificar la colección con un </text:span><text:span text:style-name="T15">nombre y descripción válidos</text:span>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creado mínimo una colección.</text:p>
          </table:table-cell>
          <table:table-cell table:style-name="ce2" office:value-type="string" calcext:value-type="string">
            <text:p>1. Pulsar sobre la sección "Colecciones".</text:p>
            <text:p/>
            <text:p>2. Pulsar sobre una colección.</text:p>
            <text:p/>
            <text:p>3. Pulsar sobre el botón de modificar.</text:p>
            <text:p/>
            <text:p>4. Abrir el desplegable "Datos de la colección"</text:p>
            <text:p/>
            <text:p>5. Modificar los datos de nombre y descricpción.</text:p>
            <text:p/>
            <text:p>6. Pulsar sobre el botón "Guardar"</text:p>
          </table:table-cell>
          <table:table-cell table:style-name="ce2" office:value-type="string" calcext:value-type="string">
            <text:p><text:span text:style-name="T14">Nombre: </text:span><text:span text:style-name="T15">Lorem</text:span></text:p>
            <text:p><text:span text:style-name="T12"/></text:p>
            <text:p><text:span text:style-name="T14">Descricpción: I</text:span><text:span text:style-name="T15">psum</text:span></text:p>
          </table:table-cell>
          <table:table-cell table:style-name="ce2" office:value-type="string" calcext:value-type="string">
            <text:p>Se modfica la colección</text:p>
          </table:table-cell>
          <table:table-cell table:style-name="ce2" office:value-type="string" calcext:value-type="string">
            <text:p>En la sección se muestra la colección con el nuevo nombre.</text:p>
          </table:table-cell>
          <table:table-cell table:style-name="ce2" office:value-type="string" calcext:value-type="string">
            <text:p>Se modfica la colección</text:p>
          </table:table-cell>
          <table:table-cell table:style-name="ce4" office:value-type="string" calcext:value-type="string">
            <text:p>PASS</text:p>
          </table:table-cell>
          <table:table-cell table:style-name="ce2" office:value-type="string" calcext:value-type="string">
            <text:p>No aplica a la colección de "Todas las recetas"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UPDATE_003</text:p>
          </table:table-cell>
          <table:table-cell table:style-name="ce2" office:value-type="string" calcext:value-type="string">
            <text:p>Comprobar la actualización de colecciones desde el dashboard.</text:p>
          </table:table-cell>
          <table:table-cell table:style-name="ce2" office:value-type="string" calcext:value-type="string">
            <text:p>Modificar la colección con un añadiendo una nueva receta.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creado mínimo una colección.</text:p>
            <text:p/>
            <text:p>4. Haber añadido mínimo una receta a las colecciones.</text:p>
          </table:table-cell>
          <table:table-cell table:style-name="ce2" office:value-type="string" calcext:value-type="string">
            <text:p>1. Pulsar sobre la sección "Colecciones".</text:p>
            <text:p/>
            <text:p>2. Pulsar sobre una colección.</text:p>
            <text:p/>
            <text:p>3. Pulsar sobre el botón de modificar.</text:p>
            <text:p/>
            <text:p>4. Abrir el desplegable "Elegir recetas"</text:p>
            <text:p/>
            <text:p>5. Seleccionar una o varias recetas.</text:p>
            <text:p/>
            <text:p>6. Pulsar sobre el botón "Guardar"</text:p>
          </table:table-cell>
          <table:table-cell table:style-name="ce2"/>
          <table:table-cell table:style-name="ce2" office:value-type="string" calcext:value-type="string">
            <text:p>Se modfica la colección</text:p>
          </table:table-cell>
          <table:table-cell table:style-name="ce2" office:value-type="string" calcext:value-type="string">
            <text:p>Se muestran las recetas seleccionadas en la colección.</text:p>
          </table:table-cell>
          <table:table-cell table:style-name="ce2" office:value-type="string" calcext:value-type="string">
            <text:p>Se modfica la colección</text:p>
          </table:table-cell>
          <table:table-cell table:style-name="ce4" office:value-type="string" calcext:value-type="string">
            <text:p>PASS</text:p>
          </table:table-cell>
          <table:table-cell table:style-name="ce2" office:value-type="string" calcext:value-type="string">
            <text:p>No aplica a la colección de "Todas las recetas"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UPDATE_004</text:p>
          </table:table-cell>
          <table:table-cell table:style-name="ce2" office:value-type="string" calcext:value-type="string">
            <text:p>Comprobar la actualización de colecciones desde el dashboard.</text:p>
          </table:table-cell>
          <table:table-cell table:style-name="ce2" office:value-type="string" calcext:value-type="string">
            <text:p>Modificar la colección con un eliminando una receta.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creado mínimo una colección.</text:p>
            <text:p/>
            <text:p>4. Haber añadido mínimo una receta a las colecciones.</text:p>
            <text:p/>
            <text:p>5. Haber añadido mínimo una receta a la colección seleccionada.</text:p>
          </table:table-cell>
          <table:table-cell table:style-name="ce2" office:value-type="string" calcext:value-type="string">
            <text:p>1. Pulsar sobre la sección "Colecciones".</text:p>
            <text:p/>
            <text:p>2. Pulsar sobre una colección.</text:p>
            <text:p/>
            <text:p>3. Pulsar sobre el botón de modificar.</text:p>
            <text:p/>
            <text:p>4. Abrir el desplegable "Elegir recetas"</text:p>
            <text:p/>
            <text:p>5. Deseleccionar una o varias recetas.</text:p>
            <text:p/>
            <text:p>6. Pulsar sobre el botón "Guardar"</text:p>
          </table:table-cell>
          <table:table-cell table:style-name="ce2"/>
          <table:table-cell table:style-name="ce2" office:value-type="string" calcext:value-type="string">
            <text:p>Se modfica la colección</text:p>
          </table:table-cell>
          <table:table-cell table:style-name="ce2" office:value-type="string" calcext:value-type="string">
            <text:p>Se muestran las recetas de la colección exceptuando las borradas de la colección.</text:p>
          </table:table-cell>
          <table:table-cell table:style-name="ce2" office:value-type="string" calcext:value-type="string">
            <text:p>Se modfica la colección</text:p>
          </table:table-cell>
          <table:table-cell table:style-name="ce4" office:value-type="string" calcext:value-type="string">
            <text:p>PASS</text:p>
          </table:table-cell>
          <table:table-cell table:style-name="ce2" office:value-type="string" calcext:value-type="string">
            <text:p>No aplica a la colección de "Todas las recetas"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UPDATE_005</text:p>
          </table:table-cell>
          <table:table-cell table:style-name="ce2" office:value-type="string" calcext:value-type="string">
            <text:p>Comprobar la actualización de colecciones desde el dashboard.</text:p>
          </table:table-cell>
          <table:table-cell table:style-name="ce2" office:value-type="string" calcext:value-type="string">
            <text:p>Modificar la colección con un eliminando una receta.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creado mínimo una colección.</text:p>
            <text:p/>
            <text:p>4. Haber añadido mínimo una receta a las colecciones.</text:p>
            <text:p/>
            <text:p>5. Haber añadido mínimo una receta a la colección seleccionada.</text:p>
          </table:table-cell>
          <table:table-cell table:style-name="ce2" office:value-type="string" calcext:value-type="string">
            <text:p>1. Pulsar sobre la sección "Colecciones".</text:p>
            <text:p/>
            <text:p>2. Pulsar sobre una colección.</text:p>
            <text:p/>
            <text:p>3. Pulsar sobre el botón de eliminar de una de las filas que representa una receta.</text:p>
          </table:table-cell>
          <table:table-cell table:style-name="ce2"/>
          <table:table-cell table:style-name="ce2" office:value-type="string" calcext:value-type="string">
            <text:p>Se modfica la colección</text:p>
          </table:table-cell>
          <table:table-cell table:style-name="ce2" office:value-type="string" calcext:value-type="string">
            <text:p>Se muestran las recetas de la colección exceptuando las borradas de la colección.</text:p>
          </table:table-cell>
          <table:table-cell table:style-name="ce2" office:value-type="string" calcext:value-type="string">
            <text:p>Se modfica la colección</text:p>
          </table:table-cell>
          <table:table-cell table:style-name="ce3" office:value-type="string" calcext:value-type="string">
            <text:p>WARN</text:p>
          </table:table-cell>
          <table:table-cell table:style-name="ce2" office:value-type="string" calcext:value-type="string">
            <text:p>No aplica a la colección de "Todas las recetas"</text:p>
            <text:p/>
            <text:p>Aunque no aplica a "Todas las recetas" sigue apareciendo el botón de eliminar en la fila y cuando se elimina de esta se eliminan de todas las colecciones aunque la receta sigue estando coleccionada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COLECTION_DELETE_001</text:p>
          </table:table-cell>
          <table:table-cell table:style-name="ce2" office:value-type="string" calcext:value-type="string">
            <text:p>Comprobar la elimnación de colecciones desde el dashboard.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1. Estar logeado.</text:p>
            <text:p/>
            <text:p>2. Estar en el dashboard.</text:p>
            <text:p/>
            <text:p>3. Haber creado mínimo una colección.</text:p>
          </table:table-cell>
          <table:table-cell table:style-name="ce2" office:value-type="string" calcext:value-type="string">
            <text:p>1. Pulsar sobre la sección "Colecciones".</text:p>
            <text:p/>
            <text:p>2. Pulsar sobre una colección.</text:p>
            <text:p/>
            <text:p>3. Pulsar sobre el botón de eliminar la colección.</text:p>
            <text:p/>
            <text:p>4. En el pop-up, confirmar la eliminación en "Eliminar colección"</text:p>
          </table:table-cell>
          <table:table-cell table:style-name="ce2"/>
          <table:table-cell table:style-name="ce2" office:value-type="string" calcext:value-type="string">
            <text:p>Se elimina la colección</text:p>
          </table:table-cell>
          <table:table-cell table:style-name="ce2" office:value-type="string" calcext:value-type="string">
            <text:p>En la sección "Colecciones" se muestran todas las colecciones excepto la eliminada.</text:p>
          </table:table-cell>
          <table:table-cell table:style-name="ce2" office:value-type="string" calcext:value-type="string">
            <text:p>Se elimina la colección</text:p>
          </table:table-cell>
          <table:table-cell table:style-name="ce4" office:value-type="string" calcext:value-type="string">
            <text:p>PASS</text:p>
          </table:table-cell>
          <table:table-cell table:style-name="ce2" office:value-type="string" calcext:value-type="string">
            <text:p>No aplica a la colección de "Todas las recetas"</text:p>
          </table:table-cell>
          <table:table-cell table:number-columns-repeated="1013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entarios" table:style-name="ta5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PRE-CONDI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POST-CONDITION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_COMMENTS_001</text:p>
          </table:table-cell>
          <table:table-cell table:style-name="ce2" office:value-type="string" calcext:value-type="string">
            <text:p>Comprobar el sistema de comentarios.</text:p>
          </table:table-cell>
          <table:table-cell table:style-name="ce2" office:value-type="string" calcext:value-type="string">
            <text:p>Visualizar los comentarios.</text:p>
          </table:table-cell>
          <table:table-cell table:style-name="ce2" office:value-type="string" calcext:value-type="string">
            <text:p>1. Estar en la página de una receta.</text:p>
          </table:table-cell>
          <table:table-cell table:style-name="ce2" office:value-type="string" calcext:value-type="string">
            <text:p>1. Moverse a la zona de comentarios.</text:p>
          </table:table-cell>
          <table:table-cell table:style-name="ce2"/>
          <table:table-cell table:style-name="ce2" office:value-type="string" calcext:value-type="string">
            <text:p>Se muestran los comentarios de la receta.</text:p>
          </table:table-cell>
          <table:table-cell table:style-name="ce2"/>
          <table:table-cell table:style-name="ce2" office:value-type="string" calcext:value-type="string">
            <text:p>Se muestran los comentarios de la receta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COMMENTS_002</text:p>
          </table:table-cell>
          <table:table-cell table:style-name="ce2" office:value-type="string" calcext:value-type="string">
            <text:p>Comprobar el sistema de comentarios.</text:p>
          </table:table-cell>
          <table:table-cell table:style-name="ce2" office:value-type="string" calcext:value-type="string">
            <text:p><text:span text:style-name="T5">Añadir </text:span><text:span text:style-name="T13">un comentario vací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la página de una receta.</text:p>
          </table:table-cell>
          <table:table-cell table:style-name="ce2" office:value-type="string" calcext:value-type="string">
            <text:p>1. Moverse a la zona de comentarios.</text:p>
            <text:p/>
            <text:p>2. Pulsar sobre el botón de "Enviar" para añadir un nuevo comentario.</text:p>
          </table:table-cell>
          <table:table-cell table:style-name="ce2"/>
          <table:table-cell table:style-name="ce2" office:value-type="string" calcext:value-type="string">
            <text:p>No se añade un nuevo comentario y se muestra un mensaje de error.</text:p>
          </table:table-cell>
          <table:table-cell table:style-name="ce2"/>
          <table:table-cell table:style-name="ce2" office:value-type="string" calcext:value-type="string">
            <text:p>No se añade un nuevo comentario y se muestra un mensaje de error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COMMENTS_003</text:p>
          </table:table-cell>
          <table:table-cell table:style-name="ce2" office:value-type="string" calcext:value-type="string">
            <text:p>Comprobar el sistema de comentarios.</text:p>
          </table:table-cell>
          <table:table-cell table:style-name="ce2" office:value-type="string" calcext:value-type="string">
            <text:p><text:span text:style-name="T5">Añadir </text:span><text:span text:style-name="T6">un comentario válido</text:span><text:span text:style-name="T7">.</text:span></text:p>
          </table:table-cell>
          <table:table-cell table:style-name="ce2" office:value-type="string" calcext:value-type="string">
            <text:p>1. Estar logeado.</text:p>
            <text:p/>
            <text:p>2. Estar en la página de una receta.</text:p>
          </table:table-cell>
          <table:table-cell table:style-name="ce2" office:value-type="string" calcext:value-type="string">
            <text:p>1. Moverse a la zona de comentarios.</text:p>
            <text:p/>
            <text:p>2. Rellenar el contenido del comentario</text:p>
            <text:p/>
            <text:p>2. Pulsar sobre el botón de "Enviar" para añadir un nuevo comentario.</text:p>
          </table:table-cell>
          <table:table-cell table:style-name="ce2" office:value-type="string" calcext:value-type="string">
            <text:p><text:span text:style-name="T14">Comentario: </text:span><text:span text:style-name="T15">Lorem Ipsum</text:span></text:p>
          </table:table-cell>
          <table:table-cell table:style-name="ce2" office:value-type="string" calcext:value-type="string">
            <text:p>Se añade un nuevo comentario.</text:p>
          </table:table-cell>
          <table:table-cell table:style-name="ce2" office:value-type="string" calcext:value-type="string">
            <text:p>Se muestran todos los comentarios en la receta, añadiendo el nuevo</text:p>
          </table:table-cell>
          <table:table-cell table:style-name="ce2" office:value-type="string" calcext:value-type="string">
            <text:p>Se añade un nuevo comentario.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TC_COMMENTS_004</text:p>
          </table:table-cell>
          <table:table-cell table:style-name="ce2" office:value-type="string" calcext:value-type="string">
            <text:p>Comprobar el sistema de comentarios.</text:p>
          </table:table-cell>
          <table:table-cell table:style-name="ce2" office:value-type="string" calcext:value-type="string">
            <text:p>Eliminar un comentario.</text:p>
          </table:table-cell>
          <table:table-cell table:style-name="ce2" office:value-type="string" calcext:value-type="string">
            <text:p>1. Estar logeado.</text:p>
            <text:p/>
            <text:p>2. Estar en la página de una receta.</text:p>
            <text:p/>
            <text:p>3. Haber comentado en la página</text:p>
          </table:table-cell>
          <table:table-cell table:style-name="ce2" office:value-type="string" calcext:value-type="string">
            <text:p>1. Moverse a la zona de comentarios.</text:p>
            <text:p/>
            <text:p>2. Pulsar sobre la papelera (solo en los comentarios del usuario).</text:p>
          </table:table-cell>
          <table:table-cell table:style-name="ce2"/>
          <table:table-cell table:style-name="ce2" office:value-type="string" calcext:value-type="string">
            <text:p>Se elimina el comentario</text:p>
          </table:table-cell>
          <table:table-cell table:style-name="ce2" office:value-type="string" calcext:value-type="string">
            <text:p>Se muestran todos los comentarios en la receta, excepto el comentario borrado.</text:p>
          </table:table-cell>
          <table:table-cell table:style-name="ce2" office:value-type="string" calcext:value-type="string">
            <text:p>Se elimina el comentario</text:p>
          </table:table-cell>
          <table:table-cell table:style-name="ce4" office:value-type="string" calcext:value-type="string">
            <text:p>PASS</text:p>
          </table:table-cell>
          <table:table-cell table:style-name="ce2"/>
          <table:table-cell table:number-columns-repeated="1013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gin_20_y_20_registro" style:display-name="PageStyle_Login y regis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tas" style:display-name="PageStyle_Rece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voritos" style:display-name="PageStyle_Favori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ecciones" style:display-name="PageStyle_Cole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" style:display-name="PageStyle_Comentar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684" meta:object-count="0"/>
    <meta:generator>LibreOfficeDev/6.0.5.2$Linux_X86_64 LibreOffice_project/</meta:generator>
  </office:meta>
</office:document-meta>
</file>